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officeooo:rsid="0019e867" officeooo:paragraph-rsid="0019e867" style:font-size-asian="13.1000003814697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officeooo:rsid="0019e867" officeooo:paragraph-rsid="001aec93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officeooo:rsid="0019e867" officeooo:paragraph-rsid="001b6e1f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19e867" officeooo:paragraph-rsid="00255f7d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officeooo:rsid="0019e867" officeooo:paragraph-rsid="0043328f" style:font-size-asian="13.1000003814697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officeooo:rsid="0019e867" officeooo:paragraph-rsid="0047f305" style:font-size-asian="13.1000003814697pt" style:font-size-complex="15pt"/>
    </style:style>
    <style:style style:name="P7" style:family="paragraph" style:parent-style-name="Standard">
      <style:paragraph-properties fo:text-align="start" style:justify-single-word="false"/>
      <style:text-properties fo:font-size="15pt" officeooo:rsid="001aec93" officeooo:paragraph-rsid="001b2ca7" style:font-size-asian="13.1000003814697pt" style:font-size-complex="15pt"/>
    </style:style>
    <style:style style:name="P8" style:family="paragraph" style:parent-style-name="Standard">
      <style:paragraph-properties fo:text-align="start" style:justify-single-word="false"/>
      <style:text-properties fo:font-size="15pt" officeooo:rsid="001aec93" officeooo:paragraph-rsid="0043328f" style:font-size-asian="13.1000003814697pt" style:font-size-complex="15pt"/>
    </style:style>
    <style:style style:name="P9" style:family="paragraph" style:parent-style-name="Standard">
      <style:paragraph-properties fo:text-align="start" style:justify-single-word="false"/>
      <style:text-properties fo:font-size="15pt" officeooo:rsid="0025e04e" officeooo:paragraph-rsid="0043328f" style:font-size-asian="13.1000003814697pt" style:font-size-complex="15pt"/>
    </style:style>
    <style:style style:name="P10" style:family="paragraph" style:parent-style-name="Standard">
      <style:paragraph-properties fo:text-align="center" style:justify-single-word="false"/>
      <style:text-properties fo:font-size="18pt" officeooo:rsid="0019e867" officeooo:paragraph-rsid="0027229c" style:font-size-asian="18pt" style:font-size-complex="18pt"/>
    </style:style>
    <style:style style:name="P11" style:family="paragraph" style:parent-style-name="Standard">
      <style:paragraph-properties fo:text-align="center" style:justify-single-word="false"/>
      <style:text-properties fo:font-size="18pt" officeooo:rsid="0019e867" officeooo:paragraph-rsid="00386bce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fo:font-size="18pt" officeooo:rsid="0019e867" officeooo:paragraph-rsid="003f7055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fo:font-size="18pt" officeooo:rsid="0019e867" officeooo:paragraph-rsid="004169ce" style:font-size-asian="18pt" style:font-size-complex="18pt"/>
    </style:style>
    <style:style style:name="P14" style:family="paragraph" style:parent-style-name="Standard">
      <style:paragraph-properties fo:text-align="center" style:justify-single-word="false"/>
      <style:text-properties fo:font-size="18pt" officeooo:rsid="0019e867" officeooo:paragraph-rsid="00421e87" style:font-size-asian="18pt" style:font-size-complex="18pt"/>
    </style:style>
    <style:style style:name="P15" style:family="paragraph" style:parent-style-name="Standard">
      <style:paragraph-properties fo:text-align="center" style:justify-single-word="false"/>
      <style:text-properties fo:font-size="18pt" officeooo:rsid="0019e867" officeooo:paragraph-rsid="0043328f" style:font-size-asian="18pt" style:font-size-complex="18pt"/>
    </style:style>
    <style:style style:name="P16" style:family="paragraph" style:parent-style-name="Standard">
      <style:paragraph-properties fo:text-align="center" style:justify-single-word="false"/>
      <style:text-properties fo:font-size="18pt" officeooo:rsid="0019e867" officeooo:paragraph-rsid="0045bd45" style:font-size-asian="18pt" style:font-size-complex="18pt"/>
    </style:style>
    <style:style style:name="P17" style:family="paragraph" style:parent-style-name="Standard">
      <style:paragraph-properties fo:text-align="center" style:justify-single-word="false"/>
      <style:text-properties fo:font-size="18pt" officeooo:rsid="0019e867" officeooo:paragraph-rsid="00460ff6" style:font-size-asian="18pt" style:font-size-complex="18pt"/>
    </style:style>
    <style:style style:name="P18" style:family="paragraph" style:parent-style-name="Standard">
      <style:paragraph-properties fo:text-align="center" style:justify-single-word="false"/>
      <style:text-properties fo:font-size="18pt" officeooo:rsid="0019e867" officeooo:paragraph-rsid="0046e053" style:font-size-asian="18pt" style:font-size-complex="18pt"/>
    </style:style>
    <style:style style:name="P19" style:family="paragraph" style:parent-style-name="Standard">
      <style:paragraph-properties fo:text-align="start" style:justify-single-word="false"/>
      <style:text-properties officeooo:paragraph-rsid="0019e867"/>
    </style:style>
    <style:style style:name="P20" style:family="paragraph" style:parent-style-name="Standard">
      <style:paragraph-properties fo:text-align="start" style:justify-single-word="false"/>
      <style:text-properties officeooo:paragraph-rsid="001b2ca7"/>
    </style:style>
    <style:style style:name="P21" style:family="paragraph" style:parent-style-name="Standard">
      <style:paragraph-properties fo:text-align="start" style:justify-single-word="false"/>
      <style:text-properties officeooo:paragraph-rsid="001b6e1f"/>
    </style:style>
    <style:style style:name="P22" style:family="paragraph" style:parent-style-name="Standard">
      <style:paragraph-properties fo:text-align="start" style:justify-single-word="false"/>
      <style:text-properties officeooo:paragraph-rsid="002ff053"/>
    </style:style>
    <style:style style:name="P23" style:family="paragraph" style:parent-style-name="Standard">
      <style:paragraph-properties fo:text-align="start" style:justify-single-word="false"/>
      <style:text-properties officeooo:paragraph-rsid="00255f7d"/>
    </style:style>
    <style:style style:name="P24" style:family="paragraph" style:parent-style-name="Standard">
      <style:paragraph-properties fo:text-align="start" style:justify-single-word="false"/>
      <style:text-properties officeooo:paragraph-rsid="0027229c"/>
    </style:style>
    <style:style style:name="P25" style:family="paragraph" style:parent-style-name="Standard">
      <style:paragraph-properties fo:text-align="start" style:justify-single-word="false"/>
      <style:text-properties fo:font-size="14pt" style:text-underline-style="none" officeooo:rsid="0019e867" officeooo:paragraph-rsid="0019e867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fo:font-size="14pt" style:text-underline-style="none" officeooo:rsid="0019e867" officeooo:paragraph-rsid="003274eb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fo:font-size="14pt" style:text-underline-style="none" officeooo:rsid="0019e867" officeooo:paragraph-rsid="003427d5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officeooo:paragraph-rsid="004169ce"/>
    </style:style>
    <style:style style:name="P29" style:family="paragraph" style:parent-style-name="Standard">
      <style:paragraph-properties fo:text-align="center" style:justify-single-word="false"/>
      <style:text-properties fo:color="#000000" fo:font-size="18pt" style:text-underline-style="none" officeooo:rsid="0019e867" officeooo:paragraph-rsid="0019e867" style:font-size-asian="18pt" style:font-size-complex="18pt"/>
    </style:style>
    <style:style style:name="P30" style:family="paragraph" style:parent-style-name="Standard">
      <style:paragraph-properties fo:text-align="center" style:justify-single-word="false"/>
      <style:text-properties fo:color="#000000" fo:font-size="18pt" style:text-underline-style="none" officeooo:rsid="0019e867" officeooo:paragraph-rsid="001b6e1f" style:font-size-asian="18pt" style:font-size-complex="18pt"/>
    </style:style>
    <style:style style:name="P31" style:family="paragraph" style:parent-style-name="Standard">
      <style:paragraph-properties fo:text-align="center" style:justify-single-word="false"/>
      <style:text-properties fo:color="#000000" fo:font-size="18pt" style:text-underline-style="none" officeooo:rsid="0019e867" officeooo:paragraph-rsid="00255f7d" style:font-size-asian="18pt" style:font-size-complex="18pt"/>
    </style:style>
    <style:style style:name="P32" style:family="paragraph" style:parent-style-name="Standard">
      <style:paragraph-properties fo:text-align="center" style:justify-single-word="false"/>
      <style:text-properties fo:color="#000000" fo:font-size="18pt" style:text-underline-style="none" officeooo:rsid="0019e867" officeooo:paragraph-rsid="0027229c" style:font-size-asian="18pt" style:font-size-complex="18pt"/>
    </style:style>
    <style:style style:name="P33" style:family="paragraph" style:parent-style-name="Standard">
      <style:paragraph-properties fo:text-align="center" style:justify-single-word="false"/>
      <style:text-properties fo:color="#000000" fo:font-size="18pt" style:text-underline-style="none" officeooo:rsid="0019e867" officeooo:paragraph-rsid="0045bd45" style:font-size-asian="18pt" style:font-size-complex="18pt"/>
    </style:style>
    <style:style style:name="P34" style:family="paragraph" style:parent-style-name="Standard">
      <style:paragraph-properties fo:text-align="center" style:justify-single-word="false"/>
      <style:text-properties fo:color="#000000" fo:font-size="18pt" style:text-underline-style="none" officeooo:rsid="0019e867" officeooo:paragraph-rsid="00460ff6" style:font-size-asian="18pt" style:font-size-complex="18pt"/>
    </style:style>
    <style:style style:name="P35" style:family="paragraph" style:parent-style-name="Standard">
      <style:paragraph-properties fo:text-align="center" style:justify-single-word="false"/>
      <style:text-properties fo:color="#000000" fo:font-size="18pt" style:text-underline-style="none" officeooo:rsid="0019e867" officeooo:paragraph-rsid="00386bce" style:font-size-asian="18pt" style:font-size-complex="18pt"/>
    </style:style>
    <style:style style:name="P36" style:family="paragraph" style:parent-style-name="Standard">
      <style:paragraph-properties fo:text-align="center" style:justify-single-word="false"/>
      <style:text-properties fo:color="#000000" fo:font-size="18pt" style:text-underline-style="none" officeooo:rsid="0019e867" officeooo:paragraph-rsid="003f7055" style:font-size-asian="18pt" style:font-size-complex="18pt"/>
    </style:style>
    <style:style style:name="P37" style:family="paragraph" style:parent-style-name="Standard">
      <style:paragraph-properties fo:text-align="center" style:justify-single-word="false"/>
      <style:text-properties fo:color="#000000" fo:font-size="18pt" style:text-underline-style="none" officeooo:rsid="0019e867" officeooo:paragraph-rsid="004169ce" style:font-size-asian="18pt" style:font-size-complex="18pt"/>
    </style:style>
    <style:style style:name="P38" style:family="paragraph" style:parent-style-name="Standard">
      <style:paragraph-properties fo:text-align="center" style:justify-single-word="false"/>
      <style:text-properties fo:color="#000000" fo:font-size="18pt" style:text-underline-style="none" officeooo:rsid="0019e867" officeooo:paragraph-rsid="0046e053" style:font-size-asian="18pt" style:font-size-complex="18pt"/>
    </style:style>
    <style:style style:name="P39" style:family="paragraph" style:parent-style-name="Standard">
      <style:paragraph-properties fo:text-align="center" style:justify-single-word="false"/>
      <style:text-properties fo:color="#000000" fo:font-size="18pt" style:text-underline-style="none" officeooo:rsid="0019e867" officeooo:paragraph-rsid="00421e87" style:font-size-asian="18pt" style:font-size-complex="18pt"/>
    </style:style>
    <style:style style:name="P40" style:family="paragraph" style:parent-style-name="Standard">
      <style:paragraph-properties fo:text-align="center" style:justify-single-word="false"/>
      <style:text-properties fo:color="#000000" fo:font-size="18pt" style:text-underline-style="none" officeooo:rsid="0019e867" officeooo:paragraph-rsid="0043328f" style:font-size-asian="18pt" style:font-size-complex="18pt"/>
    </style:style>
    <style:style style:name="P41" style:family="paragraph" style:parent-style-name="Standard">
      <style:paragraph-properties fo:text-align="start" style:justify-single-word="false"/>
      <style:text-properties fo:color="#000000" fo:font-size="14pt" style:text-underline-style="none" officeooo:rsid="0019e867" officeooo:paragraph-rsid="0019e867" style:font-size-asian="14pt" style:font-size-complex="14pt"/>
    </style:style>
    <style:style style:name="P42" style:family="paragraph" style:parent-style-name="Standard">
      <style:paragraph-properties fo:text-align="start" style:justify-single-word="false"/>
      <style:text-properties fo:color="#000000" fo:font-size="14pt" style:text-underline-style="none" officeooo:rsid="0019e867" officeooo:paragraph-rsid="001b6e1f" style:font-size-asian="14pt" style:font-size-complex="14pt"/>
    </style:style>
    <style:style style:name="P43" style:family="paragraph" style:parent-style-name="Standard">
      <style:paragraph-properties fo:text-align="start" style:justify-single-word="false"/>
      <style:text-properties fo:color="#000000" fo:font-size="14pt" style:text-underline-style="none" officeooo:rsid="0019e867" officeooo:paragraph-rsid="0025e04e" style:font-size-asian="14pt" style:font-size-complex="14pt"/>
    </style:style>
    <style:style style:name="P44" style:family="paragraph" style:parent-style-name="Standard">
      <style:paragraph-properties fo:text-align="start" style:justify-single-word="false"/>
      <style:text-properties fo:color="#000000" fo:font-size="14pt" style:text-underline-style="none" officeooo:rsid="0019e867" officeooo:paragraph-rsid="00255f7d" style:font-size-asian="14pt" style:font-size-complex="14pt"/>
    </style:style>
    <style:style style:name="P45" style:family="paragraph" style:parent-style-name="Standard">
      <style:paragraph-properties fo:text-align="start" style:justify-single-word="false"/>
      <style:text-properties fo:color="#000000" fo:font-size="14pt" style:text-underline-style="none" officeooo:rsid="0019e867" officeooo:paragraph-rsid="0027229c" style:font-size-asian="14pt" style:font-size-complex="14pt"/>
    </style:style>
    <style:style style:name="P46" style:family="paragraph" style:parent-style-name="Standard">
      <style:paragraph-properties fo:text-align="center" style:justify-single-word="false"/>
      <style:text-properties fo:color="#000000" fo:font-size="14pt" style:text-underline-style="none" officeooo:rsid="0019e867" officeooo:paragraph-rsid="0027229c" style:font-size-asian="14pt" style:font-size-complex="14pt"/>
    </style:style>
    <style:style style:name="P47" style:family="paragraph" style:parent-style-name="Standard">
      <style:paragraph-properties fo:text-align="start" style:justify-single-word="false"/>
      <style:text-properties fo:color="#000000" fo:font-size="14pt" style:text-underline-style="none" officeooo:rsid="001e10e7" officeooo:paragraph-rsid="001e10e7" style:font-size-asian="14pt" style:font-size-complex="14pt"/>
    </style:style>
    <style:style style:name="P48" style:family="paragraph" style:parent-style-name="Standard">
      <style:paragraph-properties fo:text-align="start" style:justify-single-word="false"/>
      <style:text-properties fo:color="#000000" fo:font-size="14pt" style:text-underline-style="none" officeooo:rsid="0025e04e" officeooo:paragraph-rsid="0025e04e" style:font-size-asian="14pt" style:font-size-complex="14pt"/>
    </style:style>
    <style:style style:name="P49" style:family="paragraph" style:parent-style-name="Standard">
      <style:paragraph-properties fo:text-align="start" style:justify-single-word="false"/>
      <style:text-properties fo:color="#000000" fo:font-size="14pt" style:text-underline-style="none" officeooo:rsid="0025e04e" officeooo:paragraph-rsid="0027229c" style:font-size-asian="14pt" style:font-size-complex="14pt"/>
    </style:style>
    <style:style style:name="P50" style:family="paragraph" style:parent-style-name="Standard">
      <style:paragraph-properties fo:text-align="start" style:justify-single-word="false"/>
      <style:text-properties fo:color="#000000" style:text-underline-style="none" officeooo:paragraph-rsid="002ff053"/>
    </style:style>
    <style:style style:name="P51" style:family="paragraph" style:parent-style-name="Standard">
      <style:paragraph-properties fo:text-align="start" style:justify-single-word="false"/>
      <style:text-properties fo:color="#000000" style:text-underline-style="none" officeooo:paragraph-rsid="004169ce"/>
    </style:style>
    <style:style style:name="P52" style:family="paragraph" style:parent-style-name="Standard">
      <style:paragraph-properties fo:text-align="center" style:justify-single-word="false"/>
      <style:text-properties fo:color="#000000" style:text-underline-style="none" officeooo:paragraph-rsid="001b6e1f"/>
    </style:style>
    <style:style style:name="P53" style:family="paragraph" style:parent-style-name="Standard">
      <style:paragraph-properties fo:text-align="start" style:justify-single-word="false"/>
      <style:text-properties fo:color="#000000" fo:font-size="15pt" style:text-underline-style="none" officeooo:rsid="0019e867" officeooo:paragraph-rsid="0019e867" style:font-size-asian="13.1000003814697pt" style:font-size-complex="15pt"/>
    </style:style>
    <style:style style:name="P54" style:family="paragraph" style:parent-style-name="Standard">
      <style:paragraph-properties fo:text-align="start" style:justify-single-word="false"/>
      <style:text-properties fo:color="#000000" fo:font-size="15pt" style:text-underline-style="none" officeooo:rsid="0019e867" officeooo:paragraph-rsid="001b6e1f" style:font-size-asian="13.1000003814697pt" style:font-size-complex="15pt"/>
    </style:style>
    <style:style style:name="P55" style:family="paragraph" style:parent-style-name="Standard">
      <style:paragraph-properties fo:text-align="start" style:justify-single-word="false"/>
      <style:text-properties fo:color="#000000" fo:font-size="15pt" style:text-underline-style="none" officeooo:rsid="0019e867" officeooo:paragraph-rsid="00255f7d" style:font-size-asian="13.1000003814697pt" style:font-size-complex="15pt"/>
    </style:style>
    <style:style style:name="P56" style:family="paragraph" style:parent-style-name="Standard">
      <style:paragraph-properties fo:text-align="start" style:justify-single-word="false"/>
      <style:text-properties fo:color="#000000" fo:font-size="15pt" style:text-underline-style="none" officeooo:rsid="0019e867" officeooo:paragraph-rsid="0027229c" style:font-size-asian="13.1000003814697pt" style:font-size-complex="15pt"/>
    </style:style>
    <style:style style:name="P57" style:family="paragraph" style:parent-style-name="Standard">
      <style:paragraph-properties fo:text-align="start" style:justify-single-word="false"/>
      <style:text-properties fo:color="#000000" fo:font-size="15pt" style:text-underline-style="none" officeooo:rsid="0019e867" officeooo:paragraph-rsid="0045bd45" style:font-size-asian="13.1000003814697pt" style:font-size-complex="15pt"/>
    </style:style>
    <style:style style:name="P58" style:family="paragraph" style:parent-style-name="Standard">
      <style:paragraph-properties fo:text-align="start" style:justify-single-word="false"/>
      <style:text-properties fo:color="#000000" fo:font-size="15pt" style:text-underline-style="none" officeooo:rsid="0019e867" officeooo:paragraph-rsid="00460ff6" style:font-size-asian="13.1000003814697pt" style:font-size-complex="15pt"/>
    </style:style>
    <style:style style:name="P59" style:family="paragraph" style:parent-style-name="Standard">
      <style:paragraph-properties fo:text-align="start" style:justify-single-word="false"/>
      <style:text-properties fo:color="#000000" fo:font-size="15pt" style:text-underline-style="none" officeooo:rsid="0019e867" officeooo:paragraph-rsid="00386bce" style:font-size-asian="13.1000003814697pt" style:font-size-complex="15pt"/>
    </style:style>
    <style:style style:name="P60" style:family="paragraph" style:parent-style-name="Standard">
      <style:paragraph-properties fo:text-align="start" style:justify-single-word="false"/>
      <style:text-properties fo:color="#000000" fo:font-size="15pt" style:text-underline-style="none" officeooo:rsid="0019e867" officeooo:paragraph-rsid="003f7055" style:font-size-asian="13.1000003814697pt" style:font-size-complex="15pt"/>
    </style:style>
    <style:style style:name="P61" style:family="paragraph" style:parent-style-name="Standard">
      <style:paragraph-properties fo:text-align="start" style:justify-single-word="false"/>
      <style:text-properties fo:color="#000000" fo:font-size="15pt" style:text-underline-style="none" officeooo:rsid="0019e867" officeooo:paragraph-rsid="004169ce" style:font-size-asian="13.1000003814697pt" style:font-size-complex="15pt"/>
    </style:style>
    <style:style style:name="P62" style:family="paragraph" style:parent-style-name="Standard">
      <style:paragraph-properties fo:text-align="start" style:justify-single-word="false"/>
      <style:text-properties fo:color="#000000" fo:font-size="15pt" style:text-underline-style="none" officeooo:rsid="0019e867" officeooo:paragraph-rsid="0046e053" style:font-size-asian="13.1000003814697pt" style:font-size-complex="15pt"/>
    </style:style>
    <style:style style:name="P63" style:family="paragraph" style:parent-style-name="Standard">
      <style:paragraph-properties fo:text-align="start" style:justify-single-word="false"/>
      <style:text-properties fo:color="#000000" fo:font-size="15pt" style:text-underline-style="none" officeooo:rsid="0019e867" officeooo:paragraph-rsid="00421e87" style:font-size-asian="13.1000003814697pt" style:font-size-complex="15pt"/>
    </style:style>
    <style:style style:name="P64" style:family="paragraph" style:parent-style-name="Standard">
      <style:paragraph-properties fo:text-align="start" style:justify-single-word="false"/>
      <style:text-properties fo:color="#000000" fo:font-size="15pt" style:text-underline-style="none" officeooo:rsid="0019e867" officeooo:paragraph-rsid="0043328f" style:font-size-asian="13.1000003814697pt" style:font-size-complex="15pt"/>
    </style:style>
    <style:style style:name="P65" style:family="paragraph" style:parent-style-name="Standard">
      <style:paragraph-properties fo:text-align="start" style:justify-single-word="false"/>
      <style:text-properties fo:color="#000000" fo:font-size="15pt" style:text-underline-style="none" officeooo:rsid="0019e867" officeooo:paragraph-rsid="004ce3d4" style:font-size-asian="13.1000003814697pt" style:font-size-complex="15pt"/>
    </style:style>
    <style:style style:name="P66" style:family="paragraph" style:parent-style-name="Standard">
      <style:paragraph-properties fo:text-align="center" style:justify-single-word="false"/>
      <style:text-properties fo:color="#000000" fo:font-size="15pt" style:text-underline-style="none" officeooo:rsid="0019e867" officeooo:paragraph-rsid="0043328f" style:font-size-asian="13.1000003814697pt" style:font-size-complex="15pt"/>
    </style:style>
    <style:style style:name="P67" style:family="paragraph" style:parent-style-name="Standard">
      <style:paragraph-properties fo:text-align="start" style:justify-single-word="false"/>
      <style:text-properties fo:color="#000000" fo:font-size="15pt" style:text-underline-style="none" officeooo:rsid="0025e04e" officeooo:paragraph-rsid="0027229c" style:font-size-asian="13.1000003814697pt" style:font-size-complex="15pt"/>
    </style:style>
    <style:style style:name="P68" style:family="paragraph" style:parent-style-name="Standard">
      <style:paragraph-properties fo:text-align="start" style:justify-single-word="false"/>
      <style:text-properties fo:color="#000000" fo:font-size="15pt" style:text-underline-style="none" officeooo:rsid="0025e04e" officeooo:paragraph-rsid="0045bd45" style:font-size-asian="13.1000003814697pt" style:font-size-complex="15pt"/>
    </style:style>
    <style:style style:name="P69" style:family="paragraph" style:parent-style-name="Standard">
      <style:paragraph-properties fo:text-align="start" style:justify-single-word="false"/>
      <style:text-properties fo:color="#000000" fo:font-size="15pt" style:text-underline-style="none" officeooo:rsid="0025e04e" officeooo:paragraph-rsid="00460ff6" style:font-size-asian="13.1000003814697pt" style:font-size-complex="15pt"/>
    </style:style>
    <style:style style:name="P70" style:family="paragraph" style:parent-style-name="Standard">
      <style:paragraph-properties fo:text-align="start" style:justify-single-word="false"/>
      <style:text-properties fo:color="#000000" fo:font-size="15pt" style:text-underline-style="none" officeooo:rsid="0025e04e" officeooo:paragraph-rsid="00386bce" style:font-size-asian="13.1000003814697pt" style:font-size-complex="15pt"/>
    </style:style>
    <style:style style:name="P71" style:family="paragraph" style:parent-style-name="Standard">
      <style:paragraph-properties fo:text-align="start" style:justify-single-word="false"/>
      <style:text-properties fo:color="#000000" fo:font-size="15pt" style:text-underline-style="none" officeooo:rsid="0025e04e" officeooo:paragraph-rsid="003f7055" style:font-size-asian="13.1000003814697pt" style:font-size-complex="15pt"/>
    </style:style>
    <style:style style:name="P72" style:family="paragraph" style:parent-style-name="Standard">
      <style:paragraph-properties fo:text-align="start" style:justify-single-word="false"/>
      <style:text-properties fo:color="#000000" fo:font-size="15pt" style:text-underline-style="none" officeooo:rsid="0025e04e" officeooo:paragraph-rsid="004169ce" style:font-size-asian="13.1000003814697pt" style:font-size-complex="15pt"/>
    </style:style>
    <style:style style:name="P73" style:family="paragraph" style:parent-style-name="Standard">
      <style:paragraph-properties fo:text-align="start" style:justify-single-word="false"/>
      <style:text-properties fo:color="#000000" fo:font-size="15pt" style:text-underline-style="none" officeooo:rsid="0025e04e" officeooo:paragraph-rsid="0046e053" style:font-size-asian="13.1000003814697pt" style:font-size-complex="15pt"/>
    </style:style>
    <style:style style:name="P74" style:family="paragraph" style:parent-style-name="Standard">
      <style:paragraph-properties fo:text-align="start" style:justify-single-word="false"/>
      <style:text-properties fo:color="#000000" fo:font-size="15pt" style:text-underline-style="none" officeooo:rsid="0025e04e" officeooo:paragraph-rsid="00421e87" style:font-size-asian="13.1000003814697pt" style:font-size-complex="15pt"/>
    </style:style>
    <style:style style:name="P75" style:family="paragraph" style:parent-style-name="Standard">
      <style:paragraph-properties fo:text-align="start" style:justify-single-word="false"/>
      <style:text-properties fo:color="#000000" fo:font-size="15pt" style:text-underline-style="none" officeooo:rsid="0025e04e" officeooo:paragraph-rsid="0043328f" style:font-size-asian="13.1000003814697pt" style:font-size-complex="15pt"/>
    </style:style>
    <style:style style:name="P76" style:family="paragraph" style:parent-style-name="Standard">
      <style:paragraph-properties fo:text-align="start" style:justify-single-word="false"/>
      <style:text-properties fo:color="#000000" fo:font-size="15pt" style:text-underline-style="none" officeooo:rsid="001aec93" officeooo:paragraph-rsid="0027229c" style:font-size-asian="13.1000003814697pt" style:font-size-complex="15pt"/>
    </style:style>
    <style:style style:name="P77" style:family="paragraph" style:parent-style-name="Standard">
      <style:paragraph-properties fo:text-align="start" style:justify-single-word="false"/>
      <style:text-properties fo:color="#000000" fo:font-size="15pt" style:text-underline-style="none" officeooo:rsid="001aec93" officeooo:paragraph-rsid="0045bd45" style:font-size-asian="13.1000003814697pt" style:font-size-complex="15pt"/>
    </style:style>
    <style:style style:name="P78" style:family="paragraph" style:parent-style-name="Standard">
      <style:paragraph-properties fo:text-align="start" style:justify-single-word="false"/>
      <style:text-properties fo:color="#000000" fo:font-size="15pt" style:text-underline-style="none" officeooo:rsid="001aec93" officeooo:paragraph-rsid="00460ff6" style:font-size-asian="13.1000003814697pt" style:font-size-complex="15pt"/>
    </style:style>
    <style:style style:name="P79" style:family="paragraph" style:parent-style-name="Standard">
      <style:paragraph-properties fo:text-align="start" style:justify-single-word="false"/>
      <style:text-properties fo:color="#000000" fo:font-size="15pt" style:text-underline-style="none" officeooo:rsid="001aec93" officeooo:paragraph-rsid="00386bce" style:font-size-asian="13.1000003814697pt" style:font-size-complex="15pt"/>
    </style:style>
    <style:style style:name="P80" style:family="paragraph" style:parent-style-name="Standard">
      <style:paragraph-properties fo:text-align="start" style:justify-single-word="false"/>
      <style:text-properties fo:color="#000000" fo:font-size="15pt" style:text-underline-style="none" officeooo:rsid="001aec93" officeooo:paragraph-rsid="003f7055" style:font-size-asian="13.1000003814697pt" style:font-size-complex="15pt"/>
    </style:style>
    <style:style style:name="P81" style:family="paragraph" style:parent-style-name="Standard">
      <style:paragraph-properties fo:text-align="start" style:justify-single-word="false"/>
      <style:text-properties fo:color="#000000" fo:font-size="15pt" style:text-underline-style="none" officeooo:rsid="001aec93" officeooo:paragraph-rsid="004169ce" style:font-size-asian="13.1000003814697pt" style:font-size-complex="15pt"/>
    </style:style>
    <style:style style:name="P82" style:family="paragraph" style:parent-style-name="Standard">
      <style:paragraph-properties fo:text-align="start" style:justify-single-word="false"/>
      <style:text-properties fo:color="#000000" fo:font-size="15pt" style:text-underline-style="none" officeooo:rsid="001aec93" officeooo:paragraph-rsid="0046e053" style:font-size-asian="13.1000003814697pt" style:font-size-complex="15pt"/>
    </style:style>
    <style:style style:name="P83" style:family="paragraph" style:parent-style-name="Standard">
      <style:paragraph-properties fo:text-align="start" style:justify-single-word="false"/>
      <style:text-properties fo:color="#000000" fo:font-size="15pt" style:text-underline-style="none" officeooo:rsid="001aec93" officeooo:paragraph-rsid="00421e87" style:font-size-asian="13.1000003814697pt" style:font-size-complex="15pt"/>
    </style:style>
    <style:style style:name="P84" style:family="paragraph" style:parent-style-name="Standard">
      <style:paragraph-properties fo:text-align="start" style:justify-single-word="false"/>
      <style:text-properties fo:color="#000000" fo:font-size="15pt" style:text-underline-style="none" officeooo:rsid="001aec93" officeooo:paragraph-rsid="0043328f" style:font-size-asian="13.1000003814697pt" style:font-size-complex="15pt"/>
    </style:style>
    <style:style style:name="T1" style:family="text">
      <style:text-properties officeooo:rsid="0019e867"/>
    </style:style>
    <style:style style:name="T2" style:family="text">
      <style:text-properties officeooo:rsid="001aec93"/>
    </style:style>
    <style:style style:name="T3" style:family="text">
      <style:text-properties fo:font-size="15pt" officeooo:rsid="0019e867" style:font-size-asian="13.1000003814697pt" style:font-size-complex="15pt"/>
    </style:style>
    <style:style style:name="T4" style:family="text">
      <style:text-properties fo:font-size="15pt" officeooo:rsid="001aec93" style:font-size-asian="13.1000003814697pt" style:font-size-complex="15pt"/>
    </style:style>
    <style:style style:name="T5" style:family="text">
      <style:text-properties fo:font-size="15pt" style:text-underline-style="none" officeooo:rsid="0019e867" style:font-size-asian="13.1000003814697pt" style:font-size-complex="15pt"/>
    </style:style>
    <style:style style:name="T6" style:family="text">
      <style:text-properties fo:font-size="15pt" style:text-underline-style="none" officeooo:rsid="001aec93" style:font-size-asian="13.1000003814697pt" style:font-size-complex="15pt"/>
    </style:style>
    <style:style style:name="T7" style:family="text">
      <style:text-properties fo:font-size="15pt" style:text-underline-style="solid" style:text-underline-width="auto" style:text-underline-color="font-color" officeooo:rsid="0019e867" style:font-size-asian="13.1000003814697pt" style:font-size-complex="15pt"/>
    </style:style>
    <style:style style:name="T8" style:family="text">
      <style:text-properties fo:font-size="15pt" style:text-underline-style="solid" style:text-underline-width="auto" style:text-underline-color="font-color" officeooo:rsid="001aec93" style:font-size-asian="13.1000003814697pt" style:font-size-complex="15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42910d"/>
    </style:style>
    <style:style style:name="T11" style:family="text">
      <style:text-properties fo:color="#000000"/>
    </style:style>
    <style:style style:name="T12" style:family="text">
      <style:text-properties fo:color="#000000" style:text-underline-style="none"/>
    </style:style>
    <style:style style:name="T13" style:family="text">
      <style:text-properties fo:color="#000000" style:text-underline-style="none" officeooo:rsid="0042910d"/>
    </style:style>
    <style:style style:name="T14" style:family="text">
      <style:text-properties fo:color="#000000" style:text-underline-style="none" officeooo:rsid="0019e867"/>
    </style:style>
    <style:style style:name="T15" style:family="text">
      <style:text-properties fo:color="#000000" style:text-underline-style="none" officeooo:rsid="001aec93"/>
    </style:style>
    <style:style style:name="T16" style:family="text">
      <style:text-properties fo:color="#000000" style:text-underline-style="none" officeooo:rsid="005171be"/>
    </style:style>
    <style:style style:name="T17" style:family="text">
      <style:text-properties fo:color="#000000" fo:font-size="14pt" style:text-underline-style="none" style:font-size-asian="14pt" style:font-size-complex="14pt"/>
    </style:style>
    <style:style style:name="T18" style:family="text">
      <style:text-properties fo:color="#000000" fo:font-size="14pt" style:text-underline-style="none" officeooo:rsid="001b6e1f" style:font-size-asian="14pt" style:font-size-complex="14pt"/>
    </style:style>
    <style:style style:name="T19" style:family="text">
      <style:text-properties fo:color="#000000" fo:font-size="14pt" style:text-underline-style="none" officeooo:rsid="0019e867" style:font-size-asian="14pt" style:font-size-complex="14pt"/>
    </style:style>
    <style:style style:name="T20" style:family="text">
      <style:text-properties fo:color="#000000" fo:font-size="14pt" style:text-underline-style="none" officeooo:rsid="001aec93" style:font-size-asian="14pt" style:font-size-complex="14pt"/>
    </style:style>
    <style:style style:name="T21" style:family="text">
      <style:text-properties fo:color="#000000" fo:font-size="14pt" style:text-underline-style="none" officeooo:rsid="003274eb" style:font-size-asian="14pt" style:font-size-complex="14pt"/>
    </style:style>
    <style:style style:name="T22" style:family="text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T23" style:family="text">
      <style:text-properties fo:color="#000000" fo:font-size="14pt" style:text-underline-style="none" fo:font-weight="normal" officeooo:rsid="0019e867" style:font-size-asian="14pt" style:font-weight-asian="normal" style:font-size-complex="14pt" style:font-weight-complex="normal"/>
    </style:style>
    <style:style style:name="T24" style:family="text">
      <style:text-properties fo:color="#000000" fo:font-size="14pt" style:font-size-asian="14pt" style:font-size-complex="14pt"/>
    </style:style>
    <style:style style:name="T25" style:family="text">
      <style:text-properties fo:color="#000000" fo:font-size="14pt" officeooo:rsid="001b6e1f" style:font-size-asian="14pt" style:font-size-complex="14pt"/>
    </style:style>
    <style:style style:name="T26" style:family="text">
      <style:text-properties fo:color="#000000" fo:font-size="14pt" style:text-underline-style="solid" style:text-underline-width="auto" style:text-underline-color="font-color" style:font-size-asian="14pt" style:font-size-complex="14pt"/>
    </style:style>
    <style:style style:name="T27" style:family="text">
      <style:text-properties fo:color="#000000" fo:font-size="14pt" style:text-underline-style="solid" style:text-underline-width="auto" style:text-underline-color="font-color" officeooo:rsid="001b6e1f" style:font-size-asian="14pt" style:font-size-complex="14pt"/>
    </style:style>
    <style:style style:name="T28" style:family="text">
      <style:text-properties fo:color="#000000" fo:font-size="14pt" fo:font-style="italic" style:text-underline-style="none" style:font-size-asian="14pt" style:font-size-complex="14pt"/>
    </style:style>
    <style:style style:name="T29" style:family="text">
      <style:text-properties fo:color="#000000" fo:font-size="15pt" style:text-underline-style="none" officeooo:rsid="0019e867" style:font-size-asian="13.1000003814697pt" style:font-size-complex="15pt"/>
    </style:style>
    <style:style style:name="T30" style:family="text">
      <style:text-properties fo:color="#000000" fo:font-size="15pt" style:text-underline-style="none" officeooo:rsid="001aec93" style:font-size-asian="13.1000003814697pt" style:font-size-complex="15pt"/>
    </style:style>
    <style:style style:name="T31" style:family="text">
      <style:text-properties fo:color="#000000" fo:font-size="18pt" style:text-underline-style="none" style:font-size-asian="18pt" style:font-size-complex="18pt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officeooo:rsid="0042910d"/>
    </style:style>
    <style:style style:name="T34" style:family="text">
      <style:text-properties officeooo:rsid="001b6e1f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fo:font-size="14pt" officeooo:rsid="0019e867" style:font-size-asian="14pt" style:font-size-complex="14pt"/>
    </style:style>
    <style:style style:name="T37" style:family="text">
      <style:text-properties fo:font-size="14pt" officeooo:rsid="001aec93" style:font-size-asian="14pt" style:font-size-complex="14pt"/>
    </style:style>
    <style:style style:name="T38" style:family="text">
      <style:text-properties fo:font-size="14pt" officeooo:rsid="003274eb" style:font-size-asian="14pt" style:font-size-complex="14pt"/>
    </style:style>
    <style:style style:name="T39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0" style:family="text">
      <style:text-properties fo:font-size="14pt" style:text-underline-style="solid" style:text-underline-width="auto" style:text-underline-color="font-color" officeooo:rsid="0019e867" style:font-size-asian="14pt" style:font-size-complex="14pt"/>
    </style:style>
    <style:style style:name="T41" style:family="text">
      <style:text-properties fo:font-size="14pt" style:text-underline-style="solid" style:text-underline-width="auto" style:text-underline-color="font-color" officeooo:rsid="001aec93" style:font-size-asian="14pt" style:font-size-complex="14pt"/>
    </style:style>
    <style:style style:name="T42" style:family="text">
      <style:text-properties fo:font-size="14pt" style:text-underline-style="solid" style:text-underline-width="auto" style:text-underline-color="font-color" officeooo:rsid="003274eb" style:font-size-asian="14pt" style:font-size-complex="14pt"/>
    </style:style>
    <style:style style:name="T43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44" style:family="text">
      <style:text-properties fo:font-size="14pt" style:text-underline-style="solid" style:text-underline-width="auto" style:text-underline-color="font-color" fo:font-weight="normal" officeooo:rsid="0019e867" style:font-size-asian="14pt" style:font-weight-asian="normal" style:font-size-complex="14pt" style:font-weight-complex="normal"/>
    </style:style>
    <style:style style:name="T45" style:family="text">
      <style:text-properties fo:font-size="14pt" style:text-underline-style="none" style:font-size-asian="14pt" style:font-size-complex="14pt"/>
    </style:style>
    <style:style style:name="T46" style:family="text">
      <style:text-properties fo:font-size="14pt" style:text-underline-style="none" officeooo:rsid="0019e867" style:font-size-asian="14pt" style:font-size-complex="14pt"/>
    </style:style>
    <style:style style:name="T47" style:family="text">
      <style:text-properties fo:font-size="14pt" style:text-underline-style="none" officeooo:rsid="001aec93" style:font-size-asian="14pt" style:font-size-complex="14pt"/>
    </style:style>
    <style:style style:name="T48" style:family="text">
      <style:text-properties fo:font-size="14pt" style:text-underline-style="none" officeooo:rsid="003274eb" style:font-size-asian="14pt" style:font-size-complex="14pt"/>
    </style:style>
    <style:style style:name="T49" style:family="text">
      <style:text-properties fo:font-size="14pt" style:text-underline-style="none" officeooo:rsid="001b6e1f" style:font-size-asian="14pt" style:font-size-complex="14pt"/>
    </style:style>
    <style:style style:name="T50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51" style:family="text">
      <style:text-properties fo:font-size="14pt" style:text-underline-style="none" fo:font-weight="normal" officeooo:rsid="0019e867" style:font-size-asian="14pt" style:font-weight-asian="normal" style:font-size-complex="14pt" style:font-weight-complex="normal"/>
    </style:style>
    <style:style style:name="T52" style:family="text">
      <style:text-properties fo:font-size="14pt" fo:font-style="italic" style:font-size-asian="14pt" style:font-size-complex="14pt"/>
    </style:style>
    <style:style style:name="T53" style:family="text">
      <style:text-properties fo:font-size="14pt" fo:font-style="italic" style:text-underline-style="solid" style:text-underline-width="auto" style:text-underline-color="font-color" style:font-size-asian="14pt" style:font-size-complex="14pt"/>
    </style:style>
    <style:style style:name="T54" style:family="text">
      <style:text-properties fo:font-size="14pt" fo:font-style="italic" style:text-underline-style="none" style:font-size-asian="14pt" style:font-size-complex="14pt"/>
    </style:style>
    <style:style style:name="T55" style:family="text">
      <style:text-properties fo:font-size="14pt" fo:font-weight="normal" style:font-size-asian="14pt" style:font-weight-asian="normal" style:font-size-complex="14pt" style:font-weight-complex="normal"/>
    </style:style>
    <style:style style:name="T56" style:family="text">
      <style:text-properties fo:font-size="14pt" fo:font-weight="normal" officeooo:rsid="0019e867" style:font-size-asian="14pt" style:font-weight-asian="normal" style:font-size-complex="14pt" style:font-weight-complex="normal"/>
    </style:style>
    <style:style style:name="T57" style:family="text">
      <style:text-properties fo:font-size="18pt" style:font-size-asian="18pt" style:font-size-complex="18pt"/>
    </style:style>
    <style:style style:name="T58" style:family="text">
      <style:text-properties fo:font-size="18pt" officeooo:rsid="0019e867" style:font-size-asian="18pt" style:font-size-complex="18pt"/>
    </style:style>
    <style:style style:name="T59" style:family="text">
      <style:text-properties fo:font-size="18pt" officeooo:rsid="0022fb92" style:font-size-asian="18pt" style:font-size-complex="18pt"/>
    </style:style>
    <style:style style:name="T60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61" style:family="text">
      <style:text-properties fo:font-size="18pt" style:text-underline-style="none" style:font-size-asian="18pt" style:font-size-complex="18pt"/>
    </style:style>
    <style:style style:name="T62" style:family="text">
      <style:text-properties officeooo:rsid="0023ea15"/>
    </style:style>
    <style:style style:name="T63" style:family="text">
      <style:text-properties officeooo:rsid="00252b49"/>
    </style:style>
    <style:style style:name="T64" style:family="text">
      <style:text-properties officeooo:rsid="00255f7d"/>
    </style:style>
    <style:style style:name="T65" style:family="text">
      <style:text-properties officeooo:rsid="002a36e1"/>
    </style:style>
    <style:style style:name="T66" style:family="text">
      <style:text-properties officeooo:rsid="0031b342"/>
    </style:style>
    <style:style style:name="T67" style:family="text">
      <style:text-properties officeooo:rsid="003251c1"/>
    </style:style>
    <style:style style:name="T68" style:family="text">
      <style:text-properties officeooo:rsid="0036bc8a"/>
    </style:style>
    <style:style style:name="T69" style:family="text">
      <style:text-properties officeooo:rsid="0042910d"/>
    </style:style>
    <style:style style:name="T70" style:family="text">
      <style:text-properties officeooo:rsid="0047cde3"/>
    </style:style>
    <style:style style:name="T71" style:family="text">
      <style:text-properties officeooo:rsid="0047f305"/>
    </style:style>
    <style:style style:name="T72" style:family="text">
      <style:text-properties officeooo:rsid="004a0d35"/>
    </style:style>
    <style:style style:name="T73" style:family="text">
      <style:text-properties fo:color="#c9211e"/>
    </style:style>
    <style:style style:name="T74" style:family="text">
      <style:text-properties fo:color="#c9211e" fo:font-size="14pt" style:text-underline-style="none" style:font-size-asian="14pt" style:font-size-complex="14pt"/>
    </style:style>
    <style:style style:name="T75" style:family="text">
      <style:text-properties fo:color="#c9211e" fo:font-size="14pt" style:text-underline-style="none" officeooo:rsid="0019e867" style:font-size-asian="14pt" style:font-size-complex="14pt"/>
    </style:style>
    <style:style style:name="T76" style:family="text">
      <style:text-properties fo:color="#c9211e" fo:font-size="14pt" style:text-underline-style="none" officeooo:rsid="001b6e1f" style:font-size-asian="14pt" style:font-size-complex="14pt"/>
    </style:style>
    <style:style style:name="T77" style:family="text">
      <style:text-properties fo:color="#c9211e" fo:font-size="14pt" style:text-underline-style="none" officeooo:rsid="001aec93" style:font-size-asian="14pt" style:font-size-complex="14pt"/>
    </style:style>
    <style:style style:name="T78" style:family="text">
      <style:text-properties fo:color="#c9211e" fo:font-size="14pt" style:text-underline-style="none" officeooo:rsid="003274eb" style:font-size-asian="14pt" style:font-size-complex="14pt"/>
    </style:style>
    <style:style style:name="T79" style:family="text">
      <style:text-properties fo:color="#c9211e" fo:font-size="14pt" style:text-underline-style="none" fo:font-weight="normal" style:font-size-asian="14pt" style:font-weight-asian="normal" style:font-size-complex="14pt" style:font-weight-complex="normal"/>
    </style:style>
    <style:style style:name="T80" style:family="text">
      <style:text-properties fo:color="#c9211e" fo:font-size="14pt" style:text-underline-style="none" fo:font-weight="normal" officeooo:rsid="0019e867" style:font-size-asian="14pt" style:font-weight-asian="normal" style:font-size-complex="14pt" style:font-weight-complex="normal"/>
    </style:style>
    <style:style style:name="T81" style:family="text">
      <style:text-properties fo:color="#c9211e" fo:font-size="14pt" fo:font-style="italic" style:text-underline-style="none" style:font-size-asian="14pt" style:font-size-complex="14pt"/>
    </style:style>
    <style:style style:name="T82" style:family="text">
      <style:text-properties fo:color="#c9211e" style:text-underline-style="none"/>
    </style:style>
    <style:style style:name="T83" style:family="text">
      <style:text-properties fo:color="#c9211e" style:text-underline-style="none" officeooo:rsid="0042910d"/>
    </style:style>
    <style:style style:name="T84" style:family="text">
      <style:text-properties fo:color="#c9211e" fo:font-size="15pt" style:text-underline-style="none" officeooo:rsid="0019e867" style:font-size-asian="13.1000003814697pt" style:font-size-complex="15pt"/>
    </style:style>
    <style:style style:name="T85" style:family="text">
      <style:text-properties fo:color="#c9211e" fo:font-size="15pt" style:text-underline-style="none" officeooo:rsid="001aec93" style:font-size-asian="13.1000003814697pt" style:font-size-complex="15pt"/>
    </style:style>
    <style:style style:name="T86" style:family="text">
      <style:text-properties fo:color="#c9211e" fo:font-size="18pt" style:text-underline-style="none" style:font-size-asian="18pt" style:font-size-complex="18pt"/>
    </style:style>
    <style:style style:name="T87" style:family="text">
      <style:text-properties officeooo:rsid="004db8e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Amber:</text:p>
      <text:p text:style-name="P29"/>
      <text:p text:style-name="P19"><text:span text:style-name="T19">Description:</text:span><text:span text:style-name="T17">As the only remaining Outrider of the </text:span><text:a xlink:type="simple" xlink:href="https://genshin-impact.fandom.com/wiki/Knights_of_Favonius" text:style-name="Internet_20_link" text:visited-style-name="Visited_20_Internet_20_Link">Knights of Favonius</text:a><text:span text:style-name="T17">, she is always ready to help the citizens of </text:span><text:a xlink:type="simple" xlink:href="https://genshin-impact.fandom.com/wiki/Mondstadt" text:style-name="Internet_20_link" text:visited-style-name="Visited_20_Internet_20_Link">Mondstadt</text:a><text:span text:style-name="T17"> — whether it be something simple or perhaps a more challenging task. </text:span><text:span text:style-name="T18">Pyro support.</text:span></text:p>
      <text:p text:style-name="P19"><text:span text:style-name="T19">Birth Date:</text:span><text:a xlink:type="simple" xlink:href="https://genshin-impact.fandom.com/wiki/Birthday/Amber" text:style-name="Internet_20_link" text:visited-style-name="Visited_20_Internet_20_Link"><text:span text:style-name="T17">August 10th</text:span></text:a></text:p>
      <text:p text:style-name="P41">Element: <text:span text:style-name="T34">Pyro</text:span></text:p>
      <text:p text:style-name="P20"><text:span text:style-name="T20">Special Dish:</text:span><text:span text:style-name="T17"> </text:span><text:a xlink:type="simple" xlink:href="https://genshin-impact.fandom.com/wiki/Outrider%27s_Champion_Steak!" text:style-name="Internet_20_link" text:visited-style-name="Visited_20_Internet_20_Link">Outrider's Champion Steak!</text:a></text:p>
      <text:p text:style-name="P20"><text:span text:style-name="T20">Constellation: </text:span><text:a xlink:type="simple" xlink:href="https://genshin-impact.fandom.com/wiki/Lepus" text:style-name="Internet_20_link" text:visited-style-name="Visited_20_Internet_20_Link"><text:span text:style-name="T17">Lepus</text:span></text:a></text:p>
      <text:p text:style-name="P41">Artifact:</text:p>
      <text:p text:style-name="P1"><text:a xlink:type="simple" xlink:href="https://genshin-impact.fandom.com/wiki/Crimson_Witch_of_Flames" text:style-name="Internet_20_link" text:visited-style-name="Visited_20_Internet_20_Link"><text:span text:style-name="T17">Crimson Witch of Flames</text:span></text:a></text:p>
      <text:p text:style-name="P1"><text:a xlink:type="simple" xlink:href="https://genshin-impact.fandom.com/wiki/Wanderer%27s_Troupe" text:style-name="Internet_20_link" text:visited-style-name="Visited_20_Internet_20_Link"><text:span text:style-name="T17">Wanderer's Troupe</text:span></text:a></text:p>
      <text:p text:style-name="P1"><text:a xlink:type="simple" xlink:href="https://genshin-impact.fandom.com/wiki/Noblesse_Oblige" text:style-name="Internet_20_link" text:visited-style-name="Visited_20_Internet_20_Link"><text:span text:style-name="T17">Noblesse Oblige</text:span></text:a></text:p>
      <text:p text:style-name="P47">Artifacts Stats:</text:p>
      <text:p text:style-name="P47"><text:tab/>Time Peice:<text:span text:style-name="T62">Elemental Mastery</text:span></text:p>
      <text:p text:style-name="P47"><text:tab/>Goblet:<text:span text:style-name="T62">Pyro Dmg Bonus</text:span></text:p>
      <text:p text:style-name="P47"><text:tab/>Crown:<text:span text:style-name="T62">Crit rate/</text:span><text:span text:style-name="T63">d</text:span><text:span text:style-name="T62">mg</text:span></text:p>
      <text:p text:style-name="P41">Weapons:</text:p>
      <text:p text:style-name="P25"><text:a xlink:type="simple" xlink:href="https://genshin-impact.fandom.com/wiki/Elegy_for_the_End" text:style-name="Internet_20_link" text:visited-style-name="Visited_20_Internet_20_Link"><text:span text:style-name="T11">Elegy for the End</text:span></text:a></text:p>
      <text:p text:style-name="P25"><text:a xlink:type="simple" xlink:href="https://genshin-impact.fandom.com/wiki/Skyward_Harp" text:style-name="Internet_20_link" text:visited-style-name="Visited_20_Internet_20_Link"><text:span text:style-name="T11">Skyward Harp</text:span></text:a></text:p>
      <text:p text:style-name="P25"><text:a xlink:type="simple" xlink:href="https://genshin-impact.fandom.com/wiki/Sacrificial_Bow" text:style-name="Internet_20_link" text:visited-style-name="Visited_20_Internet_20_Link"><text:span text:style-name="T11">Sacrificial Bow</text:span></text:a></text:p>
      <text:p text:style-name="P25"><text:a xlink:type="simple" xlink:href="https://genshin-impact.fandom.com/wiki/Windblume_Ode" text:style-name="Internet_20_link" text:visited-style-name="Visited_20_Internet_20_Link"><text:span text:style-name="T11">Windblume Ode</text:span></text:a></text:p>
      <text:p text:style-name="P25"><text:a xlink:type="simple" xlink:href="https://genshin-impact.fandom.com/wiki/The_Stringless" text:style-name="Internet_20_link" text:visited-style-name="Visited_20_Internet_20_Link"><text:span text:style-name="T11">The Stringless</text:span></text:a></text:p>
      <text:p text:style-name="P25"><text:a xlink:type="simple" xlink:href="https://genshin-impact.fandom.com/wiki/Alley_Hunter" text:style-name="Internet_20_link" text:visited-style-name="Visited_20_Internet_20_Link"><text:span text:style-name="T11">Alley Hunter</text:span></text:a></text:p>
      <text:p text:style-name="P50"><text:span text:style-name="T36">Talent:</text:span></text:p>
      <text:p text:style-name="P22"><text:a xlink:type="simple" xlink:href="https://genshin-impact.fandom.com/wiki/Explosive_Puppet" text:style-name="Internet_20_link" text:visited-style-name="Visited_20_Internet_20_Link">E</text:a><text:a xlink:type="simple" xlink:href="https://genshin-impact.fandom.com/wiki/Explosive_Puppet" text:style-name="Internet_20_link" text:visited-style-name="Visited_20_Internet_20_Link">xplosive Puppet</text:a></text:p>
      <text:p text:style-name="P22"><text:a xlink:type="simple" xlink:href="https://genshin-impact.fandom.com/wiki/Fiery_Rain" text:style-name="Internet_20_link" text:visited-style-name="Visited_20_Internet_20_Link"><text:span text:style-name="T22">Fiery Rain</text:span></text:a></text:p>
      <text:p text:style-name="P41"/>
      <text:p text:style-name="P53"/>
      <text:p text:style-name="P52"><text:span text:style-name="T58">A</text:span><text:span text:style-name="T59">lbedo</text:span><text:span text:style-name="T58">:</text:span></text:p>
      <text:p text:style-name="P30"/>
      <text:p text:style-name="P21"><text:span text:style-name="T19">Description:</text:span><text:span text:style-name="T17">A synthetic human made by the alchemist </text:span><text:a xlink:type="simple" xlink:href="https://genshin-impact.fandom.com/wiki/Rhinedottir" text:style-name="Internet_20_link" text:visited-style-name="Visited_20_Internet_20_Link">Rhinedottir</text:a><text:span text:style-name="T17">, the mysterious Albedo is the Chief Alchemist and Captain of the Investigation Team of the </text:span><text:a xlink:type="simple" xlink:href="https://genshin-impact.fandom.com/wiki/Knights_of_Favonius" text:style-name="Internet_20_link" text:visited-style-name="Visited_20_Internet_20_Link">Knights of Favonius</text:a><text:span text:style-name="T17">, through a recommendation from the adventurer </text:span><text:a xlink:type="simple" xlink:href="https://genshin-impact.fandom.com/wiki/Alice" text:style-name="Internet_20_link" text:visited-style-name="Visited_20_Internet_20_Link">Alice</text:a><text:span text:style-name="T17">.</text:span><text:span text:style-name="T21">Geo Support.</text:span></text:p>
      <text:p text:style-name="P21"><text:span text:style-name="T19">Birth Date:</text:span><text:a xlink:type="simple" xlink:href="https://genshin-impact.fandom.com/wiki/Birthday/Albedo" text:style-name="Internet_20_link" text:visited-style-name="Visited_20_Internet_20_Link"><text:span text:style-name="T17">September 13th</text:span></text:a></text:p>
      <text:p text:style-name="P42">Element:<text:span text:style-name="T64">Geo</text:span></text:p>
      <text:p text:style-name="P21"><text:span text:style-name="T20">Special Dish:</text:span><text:a xlink:type="simple" xlink:href="https://genshin-impact.fandom.com/wiki/Woodland_Dream" text:style-name="Internet_20_link" text:visited-style-name="Visited_20_Internet_20_Link"><text:span text:style-name="T17">Woodland Dream</text:span></text:a></text:p>
      <text:p text:style-name="P21"><text:span text:style-name="T20">Constellation:</text:span><text:a xlink:type="simple" xlink:href="https://genshin-impact.fandom.com/wiki/Princeps_Cretaceus" text:style-name="Internet_20_link" text:visited-style-name="Visited_20_Internet_20_Link"><text:span text:style-name="T17">Princeps Cretaceus</text:span></text:a></text:p>
      <text:p text:style-name="P42">Artifact:</text:p>
      <text:p text:style-name="P3"><text:a xlink:type="simple" xlink:href="https://genshin-impact.fandom.com/wiki/Husk_of_Opulent_Dreams" text:style-name="Internet_20_link" text:visited-style-name="Visited_20_Internet_20_Link"><text:span text:style-name="T17">Husk of Opulent Dreams</text:span></text:a></text:p>
      <text:p text:style-name="P21"><text:a xlink:type="simple" xlink:href="https://genshin-impact.fandom.com/wiki/Archaic_Petra" text:style-name="Internet_20_link" text:visited-style-name="Visited_20_Internet_20_Link"><text:span text:style-name="T19">Archaic Petra</text:span></text:a></text:p>
      <text:p text:style-name="P48">Artifact Stats:</text:p>
      <text:p text:style-name="P43"><text:tab/><text:span text:style-name="T64">Time Peice:</text:span><text:span text:style-name="T65">Def</text:span></text:p>
      <text:p text:style-name="P43"><text:tab/><text:span text:style-name="T64">Goblet:</text:span><text:span text:style-name="T65">Geo dmg Bonus/DEf</text:span></text:p>
      <text:p text:style-name="P43"><text:soft-page-break/><text:tab/><text:span text:style-name="T64">Crown:</text:span><text:span text:style-name="T65">Def/Crit rate/dmg</text:span></text:p>
      <text:p text:style-name="P42">Weapons:</text:p>
      <text:p text:style-name="P3"><text:a xlink:type="simple" xlink:href="https://genshin-impact.fandom.com/wiki/Favonius_Sword" text:style-name="Internet_20_link" text:visited-style-name="Visited_20_Internet_20_Link"><text:span text:style-name="T17">Favonius Sword</text:span></text:a></text:p>
      <text:p text:style-name="P3"><text:a xlink:type="simple" xlink:href="https://genshin-impact.fandom.com/wiki/Festering_Desire" text:style-name="Internet_20_link" text:visited-style-name="Visited_20_Internet_20_Link"><text:span text:style-name="T17">Festering Desire</text:span></text:a></text:p>
      <text:p text:style-name="P3"><text:a xlink:type="simple" xlink:href="https://genshin-impact.fandom.com/wiki/Cinnabar_Spindle" text:style-name="Internet_20_link" text:visited-style-name="Visited_20_Internet_20_Link"><text:span text:style-name="T17">Cinnabar Spindle</text:span></text:a></text:p>
      <text:p text:style-name="P42">Talent:</text:p>
      <text:p text:style-name="P3"><text:a xlink:type="simple" xlink:href="https://genshin-impact.fandom.com/wiki/Abiogenesis:_Solar_Isotoma" text:style-name="Internet_20_link" text:visited-style-name="Visited_20_Internet_20_Link"><text:span text:style-name="T17">Abiogenesis: Solar Isotoma</text:span></text:a></text:p>
      <text:p text:style-name="P3"><text:a xlink:type="simple" xlink:href="https://genshin-impact.fandom.com/wiki/Rite_of_Progeniture:_Tectonic_Tide" text:style-name="Internet_20_link" text:visited-style-name="Visited_20_Internet_20_Link"><text:span text:style-name="T17">Rite of Progeniture: Tectonic Tide</text:span></text:a></text:p>
      <text:p text:style-name="P54"/>
      <text:p text:style-name="P30">A<text:span text:style-name="T66">loy:</text:span></text:p>
      <text:p text:style-name="P30"/>
      <text:p text:style-name="P21"><text:span text:style-name="T19">Description:</text:span><text:span text:style-name="T17">She is the heroine from </text:span><text:a xlink:type="simple" xlink:href="http://en.wikipedia.org/wiki/Horizon_Zero_Dawn" text:style-name="Internet_20_link" text:visited-style-name="Visited_20_Internet_20_Link"><text:span text:style-name="T28">Horizon Zero Dawn</text:span></text:a><text:span text:style-name="T17"> and is introduced as a collaboration and crossover character between Guerrilla Games and </text:span><text:a xlink:type="simple" xlink:href="https://genshin-impact.fandom.com/wiki/HoYoverse" text:style-name="Internet_20_link" text:visited-style-name="Visited_20_Internet_20_Link">HoYoverse</text:a><text:span text:style-name="T17">. </text:span></text:p>
      <text:p text:style-name="P21"><text:span text:style-name="T19">Birth Date:</text:span><text:a xlink:type="simple" xlink:href="https://genshin-impact.fandom.com/wiki/Birthday/Aloy" text:style-name="Internet_20_link" text:visited-style-name="Visited_20_Internet_20_Link"><text:span text:style-name="T17">April 4th</text:span></text:a></text:p>
      <text:p text:style-name="P42">Element:<text:span text:style-name="T67">Cryo</text:span></text:p>
      <text:p text:style-name="P21"><text:span text:style-name="T20">Special Dish:</text:span><text:a xlink:type="simple" xlink:href="https://genshin-impact.fandom.com/wiki/Satiety_Gel" text:style-name="Internet_20_link" text:visited-style-name="Visited_20_Internet_20_Link"><text:span text:style-name="T17">Satiety Gel</text:span></text:a></text:p>
      <text:p text:style-name="P21"><text:span text:style-name="T20">Constellation:</text:span><text:a xlink:type="simple" xlink:href="https://genshin-impact.fandom.com/wiki/Nora_Fortis" text:style-name="Internet_20_link" text:visited-style-name="Visited_20_Internet_20_Link"><text:span text:style-name="T17">Nora Fortis</text:span></text:a></text:p>
      <text:p text:style-name="P42">Artifact:</text:p>
      <text:p text:style-name="P3"><text:a xlink:type="simple" xlink:href="https://genshin-impact.fandom.com/wiki/Blizzard_Strayer" text:style-name="Internet_20_link" text:visited-style-name="Visited_20_Internet_20_Link"><text:span text:style-name="T17">Blizzard Strayer</text:span></text:a></text:p>
      <text:p text:style-name="P3"><text:a xlink:type="simple" xlink:href="https://genshin-impact.fandom.com/wiki/Shimenawa%27s_Reminiscence" text:style-name="Internet_20_link" text:visited-style-name="Visited_20_Internet_20_Link"><text:span text:style-name="T17">Shimenawa's Reminiscence</text:span></text:a></text:p>
      <text:p text:style-name="P48">Artifact Stats:</text:p>
      <text:p text:style-name="P42"><text:tab/><text:span text:style-name="T64">Time Peice:</text:span><text:span text:style-name="T67">Atk%</text:span></text:p>
      <text:p text:style-name="P42"><text:tab/><text:span text:style-name="T64">Goblet:</text:span><text:span text:style-name="T67">Cryo dmg Bonus</text:span></text:p>
      <text:p text:style-name="P42"><text:tab/><text:span text:style-name="T64">Crown:</text:span><text:span text:style-name="T67">Crit dmg/rate</text:span></text:p>
      <text:p text:style-name="P42">Weapons:</text:p>
      <text:p text:style-name="P26"><text:a xlink:type="simple" xlink:href="https://genshin-impact.fandom.com/wiki/The_Stringless" text:style-name="Internet_20_link" text:visited-style-name="Visited_20_Internet_20_Link"><text:span text:style-name="T11">The Stringless</text:span></text:a></text:p>
      <text:p text:style-name="P26"><text:a xlink:type="simple" xlink:href="https://genshin-impact.fandom.com/wiki/Alley_Hunter" text:style-name="Internet_20_link" text:visited-style-name="Visited_20_Internet_20_Link"><text:span text:style-name="T11">Alley Hunter</text:span></text:a></text:p>
      <text:p text:style-name="P27"><text:a xlink:type="simple" xlink:href="https://genshin-impact.fandom.com/wiki/Sacrificial_Bow" text:style-name="Internet_20_link" text:visited-style-name="Visited_20_Internet_20_Link"><text:span text:style-name="T11">Sacrificial Bow</text:span></text:a></text:p>
      <text:p text:style-name="P27"><text:a xlink:type="simple" xlink:href="https://genshin-impact.fandom.com/wiki/Elegy_for_the_End" text:style-name="Internet_20_link" text:visited-style-name="Visited_20_Internet_20_Link"><text:span text:style-name="T11">Elegy for the End</text:span></text:a></text:p>
      <text:p text:style-name="P27"><text:a xlink:type="simple" xlink:href="https://genshin-impact.fandom.com/wiki/Favonius_Warbow" text:style-name="Internet_20_link" text:visited-style-name="Visited_20_Internet_20_Link"><text:span text:style-name="T11">Favonius Warbow</text:span></text:a></text:p>
      <text:p text:style-name="P27"><text:a xlink:type="simple" xlink:href="https://genshin-impact.fandom.com/wiki/Predator" text:style-name="Internet_20_link" text:visited-style-name="Visited_20_Internet_20_Link"><text:span text:style-name="T11">Predator</text:span></text:a></text:p>
      <text:p text:style-name="P42">Talent:</text:p>
      <text:p text:style-name="P3"><text:a xlink:type="simple" xlink:href="https://genshin-impact.fandom.com/wiki/Frozen_Wilds" text:style-name="Internet_20_link" text:visited-style-name="Visited_20_Internet_20_Link"><text:span text:style-name="T17">Frozen Wilds</text:span></text:a></text:p>
      <text:p text:style-name="P3"><text:a xlink:type="simple" xlink:href="https://genshin-impact.fandom.com/wiki/Prophecies_of_Dawn" text:style-name="Internet_20_link" text:visited-style-name="Visited_20_Internet_20_Link"><text:span text:style-name="T17">Prophecies of Dawn</text:span></text:a></text:p>
      <text:p text:style-name="P54"/>
      <text:p text:style-name="P31"><text:span text:style-name="T68">Arataki Itto</text:span>:</text:p>
      <text:p text:style-name="P31"/>
      <text:p text:style-name="P23"><text:span text:style-name="T19">Description:</text:span><text:span text:style-name="T17">A descendant of the crimson </text:span><text:a xlink:type="simple" xlink:href="https://genshin-impact.fandom.com/wiki/Oni" text:style-name="Internet_20_link" text:visited-style-name="Visited_20_Internet_20_Link">oni</text:a><text:span text:style-name="T17">, Itto is also the leader and founder of the </text:span><text:a xlink:type="simple" xlink:href="https://genshin-impact.fandom.com/wiki/Arataki_Gang" text:style-name="Internet_20_link" text:visited-style-name="Visited_20_Internet_20_Link">Arataki Gang</text:a><text:span text:style-name="T17">. </text:span></text:p>
      <text:p text:style-name="P23"><text:span text:style-name="T19">Birth Date:</text:span><text:a xlink:type="simple" xlink:href="https://genshin-impact.fandom.com/wiki/Birthday/Arataki_Itto" text:style-name="Internet_20_link" text:visited-style-name="Visited_20_Internet_20_Link"><text:span text:style-name="T17">June 1st</text:span></text:a></text:p>
      <text:p text:style-name="P44">Element:<text:span text:style-name="T70">Geo</text:span></text:p>
      <text:p text:style-name="P23"><text:span text:style-name="T20">Special Dish:</text:span><text:a xlink:type="simple" xlink:href="https://genshin-impact.fandom.com/wiki/Taurus_Iracundus" text:style-name="Internet_20_link" text:visited-style-name="Visited_20_Internet_20_Link"><text:span text:style-name="T17">Taurus Iracundus</text:span></text:a></text:p>
      <text:p text:style-name="P23"><text:span text:style-name="T20">Constellation:</text:span><text:a xlink:type="simple" xlink:href="https://genshin-impact.fandom.com/wiki/Taurus_Iracundus" text:style-name="Internet_20_link" text:visited-style-name="Visited_20_Internet_20_Link"><text:span text:style-name="T17">Taurus Iracundus</text:span></text:a></text:p>
      <text:p text:style-name="P44"><text:soft-page-break/>Artifact:</text:p>
      <text:p text:style-name="P6"><text:a xlink:type="simple" xlink:href="https://genshin-impact.fandom.com/wiki/Husk_of_Opulent_Dreams" text:style-name="Internet_20_link" text:visited-style-name="Visited_20_Internet_20_Link"><text:span text:style-name="T17">Husk of Opulent Dreams</text:span></text:a></text:p>
      <text:p text:style-name="P48">Artifact Stats:</text:p>
      <text:p text:style-name="P44"><text:tab/><text:span text:style-name="T64">Time Peice:</text:span><text:span text:style-name="T71">Def</text:span></text:p>
      <text:p text:style-name="P44"><text:tab/><text:span text:style-name="T64">Goblet:</text:span><text:span text:style-name="T71">Geo dmg Bonus</text:span></text:p>
      <text:p text:style-name="P44"><text:tab/><text:span text:style-name="T64">Crown:</text:span><text:span text:style-name="T71">Crit rate/dmg</text:span></text:p>
      <text:p text:style-name="P44">Weapons:</text:p>
      <text:p text:style-name="P44">Talent:</text:p>
      <text:p text:style-name="P4"><text:a xlink:type="simple" xlink:href="https://genshin-impact.fandom.com/wiki/Masatsu_Zetsugi:_Akaushi_Burst!" text:style-name="Internet_20_link" text:visited-style-name="Visited_20_Internet_20_Link"><text:span text:style-name="T17">Masatsu Zetsugi: Akaushi Burst!</text:span></text:a></text:p>
      <text:p text:style-name="P4"><text:a xlink:type="simple" xlink:href="https://genshin-impact.fandom.com/wiki/Royal_Descent:_Behold,_Itto_the_Evil!" text:style-name="Internet_20_link" text:visited-style-name="Visited_20_Internet_20_Link"><text:span text:style-name="T17">Royal Descent: Behold, Itto the Evil!</text:span></text:a></text:p>
      <text:p text:style-name="P55"/>
      <text:p text:style-name="P10"><text:a xlink:type="simple" xlink:href="https://genshin-impact.fandom.com/wiki/Barbara" text:style-name="Internet_20_link" text:visited-style-name="Visited_20_Internet_20_Link">Barbara</text:a><text:span text:style-name="T12">:</text:span></text:p>
      <text:p text:style-name="P46"/>
      <text:p text:style-name="P24"><text:span text:style-name="T19">Description:</text:span><text:span text:style-name="T17">She is the deaconess of the </text:span><text:a xlink:type="simple" xlink:href="https://genshin-impact.fandom.com/wiki/Church_of_Favonius" text:style-name="Internet_20_link" text:visited-style-name="Visited_20_Internet_20_Link">Church of Favonius</text:a><text:span text:style-name="T17"> and a prominent "idol" after learning about them from the intrepid adventurer </text:span><text:a xlink:type="simple" xlink:href="https://genshin-impact.fandom.com/wiki/Alice" text:style-name="Internet_20_link" text:visited-style-name="Visited_20_Internet_20_Link">Alice</text:a><text:span text:style-name="T17">. She is also the daughter of </text:span><text:a xlink:type="simple" xlink:href="https://genshin-impact.fandom.com/wiki/Frederica_Gunnhildr" text:style-name="Internet_20_link" text:visited-style-name="Visited_20_Internet_20_Link">Frederica Gunnhildr</text:a><text:span text:style-name="T17"> and </text:span><text:a xlink:type="simple" xlink:href="https://genshin-impact.fandom.com/wiki/Seamus_Pegg" text:style-name="Internet_20_link" text:visited-style-name="Visited_20_Internet_20_Link">Seamus Pegg</text:a><text:span text:style-name="T17">, and the younger sister of </text:span><text:a xlink:type="simple" xlink:href="https://genshin-impact.fandom.com/wiki/Jean" text:style-name="Internet_20_link" text:visited-style-name="Visited_20_Internet_20_Link">Jean</text:a><text:span text:style-name="T17">.</text:span></text:p>
      <text:p text:style-name="P24"><text:span text:style-name="T19">Birth Date:</text:span><text:a xlink:type="simple" xlink:href="https://genshin-impact.fandom.com/wiki/Birthday/Barbara" text:style-name="Internet_20_link" text:visited-style-name="Visited_20_Internet_20_Link"><text:span text:style-name="T17">July 5th</text:span></text:a></text:p>
      <text:p text:style-name="P45">Element:<text:span text:style-name="T72">Hydro</text:span></text:p>
      <text:p text:style-name="P24"><text:span text:style-name="T20">Special Dish:</text:span><text:span text:style-name="T17"> </text:span><text:a xlink:type="simple" xlink:href="https://genshin-impact.fandom.com/wiki/Spicy_Stew" text:style-name="Internet_20_link" text:visited-style-name="Visited_20_Internet_20_Link">Spicy Stew</text:a></text:p>
      <text:p text:style-name="P24"><text:span text:style-name="T20">Constellation:</text:span><text:a xlink:type="simple" xlink:href="https://genshin-impact.fandom.com/wiki/Crater" text:style-name="Internet_20_link" text:visited-style-name="Visited_20_Internet_20_Link"><text:span text:style-name="T17">Crater</text:span></text:a></text:p>
      <text:p text:style-name="P45">Artifact:</text:p>
      <text:p text:style-name="P49">Artifact Stats:</text:p>
      <text:p text:style-name="P45"><text:tab/><text:span text:style-name="T64">Time Peice:</text:span></text:p>
      <text:p text:style-name="P45"><text:tab/><text:span text:style-name="T64">Goblet:</text:span></text:p>
      <text:p text:style-name="P45"><text:tab/><text:span text:style-name="T64">Crown:</text:span></text:p>
      <text:p text:style-name="P45">Weapons:</text:p>
      <text:p text:style-name="P45">Talent:</text:p>
      <text:p text:style-name="P65"><text:a xlink:type="simple" xlink:href="https://genshin-impact.fandom.com/wiki/Let_the_Show_Begin♪" text:style-name="Internet_20_link" text:visited-style-name="Visited_20_Internet_20_Link"><text:span text:style-name="T35">Let the Show Begin♪</text:span></text:a></text:p>
      <text:p text:style-name="P65"><text:a xlink:type="simple" xlink:href="https://genshin-impact.fandom.com/wiki/Shining_Miracle♪" text:style-name="Internet_20_link" text:visited-style-name="Visited_20_Internet_20_Link"><text:span text:style-name="T35">Shining Miracle♪</text:span></text:a></text:p>
      <text:p text:style-name="P45"/>
      <text:p text:style-name="P10"><text:a xlink:type="simple" xlink:href="https://genshin-impact.fandom.com/wiki/Beidou" text:style-name="Internet_20_link" text:visited-style-name="Visited_20_Internet_20_Link">Beido</text:a><text:a xlink:type="simple" xlink:href="https://genshin-impact.fandom.com/wiki/Beidou" text:style-name="Internet_20_link" text:visited-style-name="Visited_20_Internet_20_Link">u</text:a><text:span text:style-name="T12">:</text:span></text:p>
      <text:p text:style-name="P46"/>
      <text:p text:style-name="P24"><text:span text:style-name="T19">Description:</text:span><text:span text:style-name="T35">She is the captain of </text:span><text:a xlink:type="simple" xlink:href="https://genshin-impact.fandom.com/wiki/The_Crux" text:style-name="Internet_20_link" text:visited-style-name="Visited_20_Internet_20_Link"><text:span text:style-name="T35">The Crux</text:span></text:a><text:span text:style-name="T35">, a renowned crew in </text:span><text:a xlink:type="simple" xlink:href="https://genshin-impact.fandom.com/wiki/Liyue" text:style-name="Internet_20_link" text:visited-style-name="Visited_20_Internet_20_Link"><text:span text:style-name="T35">Liyue</text:span></text:a><text:span text:style-name="T35">. Besides her capabilities as a fleet captain and her immense strength, many in Liyue know her for her lack of fear towards the Tianquan of the </text:span><text:a xlink:type="simple" xlink:href="https://genshin-impact.fandom.com/wiki/Liyue_Qixing" text:style-name="Internet_20_link" text:visited-style-name="Visited_20_Internet_20_Link"><text:span text:style-name="T35">Liyue Qixing</text:span></text:a><text:span text:style-name="T35">, </text:span><text:a xlink:type="simple" xlink:href="https://genshin-impact.fandom.com/wiki/Ningguang" text:style-name="Internet_20_link" text:visited-style-name="Visited_20_Internet_20_Link"><text:span text:style-name="T35">Ningguang</text:span></text:a><text:span text:style-name="T35"> — a trait that the other appreciates, yet grows irritated by. </text:span></text:p>
      <text:p text:style-name="P24"><text:span text:style-name="T19">Birth Date:</text:span><text:a xlink:type="simple" xlink:href="https://genshin-impact.fandom.com/wiki/Birthday/Beidou" text:style-name="Internet_20_link" text:visited-style-name="Visited_20_Internet_20_Link"><text:span text:style-name="T35">February 14th</text:span></text:a></text:p>
      <text:p text:style-name="P45">Element:<text:span text:style-name="T87">Electro</text:span></text:p>
      <text:p text:style-name="P24"><text:span text:style-name="T20">Special Dish:</text:span><text:span text:style-name="T35"> </text:span><text:a xlink:type="simple" xlink:href="https://genshin-impact.fandom.com/wiki/Flash-Fried_Filet" text:style-name="Internet_20_link" text:visited-style-name="Visited_20_Internet_20_Link"><text:span text:style-name="T35">Flash-Fried Filet</text:span></text:a></text:p>
      <text:p text:style-name="P24"><text:span text:style-name="T20">Constellation:</text:span><text:a xlink:type="simple" xlink:href="https://genshin-impact.fandom.com/wiki/Victor_Mare" text:style-name="Internet_20_link" text:visited-style-name="Visited_20_Internet_20_Link"><text:span text:style-name="T35">Victor Mare</text:span></text:a><text:span text:style-name="T35"> </text:span></text:p>
      <text:p text:style-name="P45">Artifact:</text:p>
      <text:p text:style-name="P49">Artifact Stats:</text:p>
      <text:p text:style-name="P45"><text:tab/><text:span text:style-name="T64">Time Peice:</text:span></text:p>
      <text:p text:style-name="P45"><text:tab/><text:span text:style-name="T64">Goblet:</text:span></text:p>
      <text:p text:style-name="P45"><text:soft-page-break/><text:tab/><text:span text:style-name="T64">Crown:</text:span></text:p>
      <text:p text:style-name="P45">Weapons:</text:p>
      <text:p text:style-name="P45">Talent:</text:p>
      <text:p text:style-name="P56"><text:a xlink:type="simple" xlink:href="https://genshin-impact.fandom.com/wiki/Tidecaller" text:style-name="Internet_20_link" text:visited-style-name="Visited_20_Internet_20_Link"><text:span text:style-name="T35">Tidecaller</text:span></text:a></text:p>
      <text:p text:style-name="P56"><text:a xlink:type="simple" xlink:href="https://genshin-impact.fandom.com/wiki/Stormbreaker" text:style-name="Internet_20_link" text:visited-style-name="Visited_20_Internet_20_Link"><text:span text:style-name="T35">Stormbreaker</text:span></text:a></text:p>
      <text:p text:style-name="P56"/>
      <text:p text:style-name="P10"><text:a xlink:type="simple" xlink:href="https://genshin-impact.fandom.com/wiki/Bennett" text:style-name="Internet_20_link" text:visited-style-name="Visited_20_Internet_20_Link">Bennett</text:a><text:span text:style-name="T12">:</text:span></text:p>
      <text:p text:style-name="P32"/>
      <text:p text:style-name="P56">Description:</text:p>
      <text:p text:style-name="P56">Birth Date:</text:p>
      <text:p text:style-name="P56">Element:</text:p>
      <text:p text:style-name="P76">Special Dish:</text:p>
      <text:p text:style-name="P76">Constellation:</text:p>
      <text:p text:style-name="P56">Artifact:</text:p>
      <text:p text:style-name="P67">Artifact Stats:</text:p>
      <text:p text:style-name="P56"><text:tab/><text:span text:style-name="T64">Time Peice:</text:span></text:p>
      <text:p text:style-name="P56"><text:tab/><text:span text:style-name="T64">Goblet:</text:span></text:p>
      <text:p text:style-name="P56"><text:tab/><text:span text:style-name="T64">Crown:</text:span></text:p>
      <text:p text:style-name="P56">Weapons:</text:p>
      <text:p text:style-name="P56">Talent:</text:p>
      <text:p text:style-name="P56"/>
      <text:p text:style-name="P10"><text:a xlink:type="simple" xlink:href="https://genshin-impact.fandom.com/wiki/Chongyun" text:style-name="Internet_20_link" text:visited-style-name="Visited_20_Internet_20_Link">Chongyun</text:a><text:span text:style-name="T12">:</text:span></text:p>
      <text:p text:style-name="P32"/>
      <text:p text:style-name="P56">Description:</text:p>
      <text:p text:style-name="P56">Birth Date:</text:p>
      <text:p text:style-name="P56">Element:</text:p>
      <text:p text:style-name="P76">Special Dish:</text:p>
      <text:p text:style-name="P76">Constellation:</text:p>
      <text:p text:style-name="P56">Artifact:</text:p>
      <text:p text:style-name="P67">Artifact Stats:</text:p>
      <text:p text:style-name="P56"><text:tab/><text:span text:style-name="T64">Time Peice:</text:span></text:p>
      <text:p text:style-name="P56"><text:tab/><text:span text:style-name="T64">Goblet:</text:span></text:p>
      <text:p text:style-name="P56"><text:tab/><text:span text:style-name="T64">Crown:</text:span></text:p>
      <text:p text:style-name="P56">Weapons:</text:p>
      <text:p text:style-name="P56">Talent:</text:p>
      <text:p text:style-name="P56"/>
      <text:p text:style-name="P57"/>
      <text:p text:style-name="P16"><text:a xlink:type="simple" xlink:href="https://genshin-impact.fandom.com/wiki/Collei" text:style-name="Internet_20_link" text:visited-style-name="Visited_20_Internet_20_Link">Collei</text:a><text:span text:style-name="T12">:</text:span></text:p>
      <text:p text:style-name="P33"/>
      <text:p text:style-name="P57">Description:</text:p>
      <text:p text:style-name="P57">Birth Date:</text:p>
      <text:p text:style-name="P57"><text:soft-page-break/>Element:</text:p>
      <text:p text:style-name="P77">Special Dish:</text:p>
      <text:p text:style-name="P77">Constellation:</text:p>
      <text:p text:style-name="P57">Artifact:</text:p>
      <text:p text:style-name="P68">Artifact Stats:</text:p>
      <text:p text:style-name="P57"><text:tab/><text:span text:style-name="T64">Time Peice:</text:span></text:p>
      <text:p text:style-name="P57"><text:tab/><text:span text:style-name="T64">Goblet:</text:span></text:p>
      <text:p text:style-name="P57"><text:tab/><text:span text:style-name="T64">Crown:</text:span></text:p>
      <text:p text:style-name="P57">Weapons:</text:p>
      <text:p text:style-name="P57">Talent:</text:p>
      <text:p text:style-name="P10"><text:a xlink:type="simple" xlink:href="https://genshin-impact.fandom.com/wiki/Diluc" text:style-name="Internet_20_link" text:visited-style-name="Visited_20_Internet_20_Link">Diluc</text:a><text:span text:style-name="T12">:</text:span></text:p>
      <text:p text:style-name="P32"/>
      <text:p text:style-name="P56">Description:</text:p>
      <text:p text:style-name="P56">Birth Date:</text:p>
      <text:p text:style-name="P56">Element:</text:p>
      <text:p text:style-name="P76">Special Dish:</text:p>
      <text:p text:style-name="P76">Constellation:</text:p>
      <text:p text:style-name="P56">Artifact:</text:p>
      <text:p text:style-name="P67">Artifact Stats:</text:p>
      <text:p text:style-name="P56"><text:tab/><text:span text:style-name="T64">Time Peice:</text:span></text:p>
      <text:p text:style-name="P56"><text:tab/><text:span text:style-name="T64">Goblet:</text:span></text:p>
      <text:p text:style-name="P56"><text:tab/><text:span text:style-name="T64">Crown:</text:span></text:p>
      <text:p text:style-name="P56">Weapons:</text:p>
      <text:p text:style-name="P56">Talent:</text:p>
      <text:p text:style-name="P56"/>
      <text:p text:style-name="P10"><text:a xlink:type="simple" xlink:href="https://genshin-impact.fandom.com/wiki/Diona" text:style-name="Internet_20_link" text:visited-style-name="Visited_20_Internet_20_Link">Diona</text:a><text:span text:style-name="T12">:</text:span></text:p>
      <text:p text:style-name="P32"/>
      <text:p text:style-name="P56">Description:</text:p>
      <text:p text:style-name="P56">Birth Date:</text:p>
      <text:p text:style-name="P56">Element:</text:p>
      <text:p text:style-name="P76">Special Dish:</text:p>
      <text:p text:style-name="P76">Constellation:</text:p>
      <text:p text:style-name="P56">Artifact:</text:p>
      <text:p text:style-name="P67">Artifact Stats:</text:p>
      <text:p text:style-name="P56"><text:tab/><text:span text:style-name="T64">Time Peice:</text:span></text:p>
      <text:p text:style-name="P56"><text:tab/><text:span text:style-name="T64">Goblet:</text:span></text:p>
      <text:p text:style-name="P56"><text:tab/><text:span text:style-name="T64">Crown:</text:span></text:p>
      <text:p text:style-name="P56">Weapons:</text:p>
      <text:p text:style-name="P56">Talent:</text:p>
      <text:p text:style-name="P56"/>
      <text:p text:style-name="P17"><text:a xlink:type="simple" xlink:href="https://genshin-impact.fandom.com/wiki/Dori" text:style-name="Internet_20_link" text:visited-style-name="Visited_20_Internet_20_Link">Dori</text:a><text:span text:style-name="T12">:</text:span></text:p>
      <text:p text:style-name="P34"><text:soft-page-break/></text:p>
      <text:p text:style-name="P58">Description:</text:p>
      <text:p text:style-name="P58">Birth Date:</text:p>
      <text:p text:style-name="P58">Element:</text:p>
      <text:p text:style-name="P78">Special Dish:</text:p>
      <text:p text:style-name="P78">Constellation:</text:p>
      <text:p text:style-name="P58">Artifact:</text:p>
      <text:p text:style-name="P69">Artifact Stats:</text:p>
      <text:p text:style-name="P58"><text:tab/><text:span text:style-name="T64">Time Peice:</text:span></text:p>
      <text:p text:style-name="P58"><text:tab/><text:span text:style-name="T64">Goblet:</text:span></text:p>
      <text:p text:style-name="P58"><text:tab/><text:span text:style-name="T64">Crown:</text:span></text:p>
      <text:p text:style-name="P58">Weapons:</text:p>
      <text:p text:style-name="P58">Talent:</text:p>
      <text:p text:style-name="P58"/>
      <text:p text:style-name="P10"><text:a xlink:type="simple" xlink:href="https://genshin-impact.fandom.com/wiki/Eula" text:style-name="Internet_20_link" text:visited-style-name="Visited_20_Internet_20_Link">Eula</text:a><text:span text:style-name="T12">:</text:span></text:p>
      <text:p text:style-name="P32"/>
      <text:p text:style-name="P56">Description:</text:p>
      <text:p text:style-name="P56">Birth Date:</text:p>
      <text:p text:style-name="P56">Element:</text:p>
      <text:p text:style-name="P76">Special Dish:</text:p>
      <text:p text:style-name="P76">Constellation:</text:p>
      <text:p text:style-name="P56">Artifact:</text:p>
      <text:p text:style-name="P67">Artifact Stats:</text:p>
      <text:p text:style-name="P56"><text:tab/><text:span text:style-name="T64">Time Peice:</text:span></text:p>
      <text:p text:style-name="P56"><text:tab/><text:span text:style-name="T64">Goblet:</text:span></text:p>
      <text:p text:style-name="P56"><text:tab/><text:span text:style-name="T64">Crown:</text:span></text:p>
      <text:p text:style-name="P56">Weapons:</text:p>
      <text:p text:style-name="P56">Talent:</text:p>
      <text:p text:style-name="P54"/>
      <text:p text:style-name="P54"/>
      <text:p text:style-name="P11"><text:a xlink:type="simple" xlink:href="https://genshin-impact.fandom.com/wiki/Fischl" text:style-name="Internet_20_link" text:visited-style-name="Visited_20_Internet_20_Link">Fischl</text:a><text:span text:style-name="T12">:</text:span></text:p>
      <text:p text:style-name="P35"/>
      <text:p text:style-name="P59">Description:</text:p>
      <text:p text:style-name="P59">Birth Date:</text:p>
      <text:p text:style-name="P59">Element:</text:p>
      <text:p text:style-name="P79">Special Dish:</text:p>
      <text:p text:style-name="P79">Constellation:</text:p>
      <text:p text:style-name="P59">Artifact:</text:p>
      <text:p text:style-name="P70">Artifact Stats:</text:p>
      <text:p text:style-name="P59"><text:tab/><text:span text:style-name="T64">Time Peice:</text:span></text:p>
      <text:p text:style-name="P59"><text:tab/><text:span text:style-name="T64">Goblet:</text:span></text:p>
      <text:p text:style-name="P59"><text:soft-page-break/><text:tab/><text:span text:style-name="T64">Crown:</text:span></text:p>
      <text:p text:style-name="P59">Weapons:</text:p>
      <text:p text:style-name="P59">Talent:</text:p>
      <text:p text:style-name="P59"/>
      <text:p text:style-name="P59"/>
      <text:p text:style-name="P11"><text:a xlink:type="simple" xlink:href="https://genshin-impact.fandom.com/wiki/Ganyu" text:style-name="Internet_20_link" text:visited-style-name="Visited_20_Internet_20_Link">Ganyu</text:a><text:span text:style-name="T12">:</text:span></text:p>
      <text:p text:style-name="P35"/>
      <text:p text:style-name="P59">Description:</text:p>
      <text:p text:style-name="P59">Birth Date:</text:p>
      <text:p text:style-name="P59">Element:</text:p>
      <text:p text:style-name="P79">Special Dish:</text:p>
      <text:p text:style-name="P79">Constellation:</text:p>
      <text:p text:style-name="P59">Artifact:</text:p>
      <text:p text:style-name="P70">Artifact Stats:</text:p>
      <text:p text:style-name="P59"><text:tab/><text:span text:style-name="T64">Time Peice:</text:span></text:p>
      <text:p text:style-name="P59"><text:tab/><text:span text:style-name="T64">Goblet:</text:span></text:p>
      <text:p text:style-name="P59"><text:tab/><text:span text:style-name="T64">Crown:</text:span></text:p>
      <text:p text:style-name="P59">Weapons:</text:p>
      <text:p text:style-name="P59">Talent:</text:p>
      <text:p text:style-name="P59"/>
      <text:p text:style-name="P59"/>
      <text:p text:style-name="P11"><text:a xlink:type="simple" xlink:href="https://genshin-impact.fandom.com/wiki/Gorou" text:style-name="Internet_20_link" text:visited-style-name="Visited_20_Internet_20_Link">Gorou</text:a><text:span text:style-name="T12">:</text:span></text:p>
      <text:p text:style-name="P35"/>
      <text:p text:style-name="P59">Description:</text:p>
      <text:p text:style-name="P59">Birth Date:</text:p>
      <text:p text:style-name="P59">Element:</text:p>
      <text:p text:style-name="P79">Special Dish:</text:p>
      <text:p text:style-name="P79">Constellation:</text:p>
      <text:p text:style-name="P59">Artifact:</text:p>
      <text:p text:style-name="P70">Artifact Stats:</text:p>
      <text:p text:style-name="P59"><text:tab/><text:span text:style-name="T64">Time Peice:</text:span></text:p>
      <text:p text:style-name="P59"><text:tab/><text:span text:style-name="T64">Goblet:</text:span></text:p>
      <text:p text:style-name="P59"><text:tab/><text:span text:style-name="T64">Crown:</text:span></text:p>
      <text:p text:style-name="P59">Weapons:</text:p>
      <text:p text:style-name="P59">Talent:</text:p>
      <text:p text:style-name="P59"/>
      <text:p text:style-name="P59"/>
      <text:p text:style-name="P11"><text:a xlink:type="simple" xlink:href="https://genshin-impact.fandom.com/wiki/Hu_Tao" text:style-name="Internet_20_link" text:visited-style-name="Visited_20_Internet_20_Link">Hu Ta</text:a><text:a xlink:type="simple" xlink:href="https://genshin-impact.fandom.com/wiki/Hu_Tao" text:style-name="Internet_20_link" text:visited-style-name="Visited_20_Internet_20_Link">o</text:a><text:span text:style-name="T12">:</text:span></text:p>
      <text:p text:style-name="P35"/>
      <text:p text:style-name="P59">Description:</text:p>
      <text:p text:style-name="P59">Birth Date:</text:p>
      <text:p text:style-name="P59"><text:soft-page-break/>Element:</text:p>
      <text:p text:style-name="P79">Special Dish:</text:p>
      <text:p text:style-name="P79">Constellation:</text:p>
      <text:p text:style-name="P59">Artifact:</text:p>
      <text:p text:style-name="P70">Artifact Stats:</text:p>
      <text:p text:style-name="P59"><text:tab/><text:span text:style-name="T64">Time Peice:</text:span></text:p>
      <text:p text:style-name="P59"><text:tab/><text:span text:style-name="T64">Goblet:</text:span></text:p>
      <text:p text:style-name="P59"><text:tab/><text:span text:style-name="T64">Crown:</text:span></text:p>
      <text:p text:style-name="P59">Weapons:</text:p>
      <text:p text:style-name="P59">Talent:</text:p>
      <text:p text:style-name="P59"/>
      <text:p text:style-name="P59"/>
      <text:p text:style-name="P11"><text:a xlink:type="simple" xlink:href="https://genshin-impact.fandom.com/wiki/Jean" text:style-name="Internet_20_link" text:visited-style-name="Visited_20_Internet_20_Link">Jean</text:a><text:span text:style-name="T12">:</text:span></text:p>
      <text:p text:style-name="P35"/>
      <text:p text:style-name="P59">Description:</text:p>
      <text:p text:style-name="P59">Birth Date:</text:p>
      <text:p text:style-name="P59">Element:</text:p>
      <text:p text:style-name="P79">Special Dish:</text:p>
      <text:p text:style-name="P79">Constellation:</text:p>
      <text:p text:style-name="P59">Artifact:</text:p>
      <text:p text:style-name="P70">Artifact Stats:</text:p>
      <text:p text:style-name="P59"><text:tab/><text:span text:style-name="T64">Time Peice:</text:span></text:p>
      <text:p text:style-name="P59"><text:tab/><text:span text:style-name="T64">Goblet:</text:span></text:p>
      <text:p text:style-name="P59"><text:tab/><text:span text:style-name="T64">Crown:</text:span></text:p>
      <text:p text:style-name="P59">Weapons:</text:p>
      <text:p text:style-name="P59">Talent:</text:p>
      <text:p text:style-name="P59"/>
      <text:p text:style-name="P11"><text:a xlink:type="simple" xlink:href="https://genshin-impact.fandom.com/wiki/Kaedehara_Kazuha" text:style-name="Internet_20_link" text:visited-style-name="Visited_20_Internet_20_Link">Kaedehara Kazuha</text:a><text:span text:style-name="T12">:</text:span></text:p>
      <text:p text:style-name="P35"/>
      <text:p text:style-name="P59">Description:</text:p>
      <text:p text:style-name="P59">Birth Date:</text:p>
      <text:p text:style-name="P59">Element:</text:p>
      <text:p text:style-name="P79">Special Dish:</text:p>
      <text:p text:style-name="P79">Constellation:</text:p>
      <text:p text:style-name="P59">Artifact:</text:p>
      <text:p text:style-name="P70">Artifact Stats:</text:p>
      <text:p text:style-name="P59"><text:tab/><text:span text:style-name="T64">Time Peice:</text:span></text:p>
      <text:p text:style-name="P59"><text:tab/><text:span text:style-name="T64">Goblet:</text:span></text:p>
      <text:p text:style-name="P59"><text:tab/><text:span text:style-name="T64">Crown:</text:span></text:p>
      <text:p text:style-name="P59">Weapons:</text:p>
      <text:p text:style-name="P59">Talent:</text:p>
      <text:p text:style-name="P59"><text:soft-page-break/></text:p>
      <text:p text:style-name="P11"><text:a xlink:type="simple" xlink:href="https://genshin-impact.fandom.com/wiki/Kaeya" text:style-name="Internet_20_link" text:visited-style-name="Visited_20_Internet_20_Link">Kaeya</text:a><text:span text:style-name="T12">:</text:span></text:p>
      <text:p text:style-name="P35"/>
      <text:p text:style-name="P59">Description:</text:p>
      <text:p text:style-name="P59">Birth Date:</text:p>
      <text:p text:style-name="P59">Element:</text:p>
      <text:p text:style-name="P79">Special Dish:</text:p>
      <text:p text:style-name="P79">Constellation:</text:p>
      <text:p text:style-name="P59">Artifact:</text:p>
      <text:p text:style-name="P70">Artifact Stats:</text:p>
      <text:p text:style-name="P59"><text:tab/><text:span text:style-name="T64">Time Peice:</text:span></text:p>
      <text:p text:style-name="P59"><text:tab/><text:span text:style-name="T64">Goblet:</text:span></text:p>
      <text:p text:style-name="P59"><text:tab/><text:span text:style-name="T64">Crown:</text:span></text:p>
      <text:p text:style-name="P59">Weapons:</text:p>
      <text:p text:style-name="P59">Talent:</text:p>
      <text:p text:style-name="P59"/>
      <text:p text:style-name="P11"><text:a xlink:type="simple" xlink:href="https://genshin-impact.fandom.com/wiki/Kamisato_Ayaka" text:style-name="Internet_20_link" text:visited-style-name="Visited_20_Internet_20_Link">Kamisato Ayaka</text:a><text:span text:style-name="T12">:</text:span></text:p>
      <text:p text:style-name="P35"/>
      <text:p text:style-name="P59">Description:</text:p>
      <text:p text:style-name="P59">Birth Date:</text:p>
      <text:p text:style-name="P59">Element:</text:p>
      <text:p text:style-name="P79">Special Dish:</text:p>
      <text:p text:style-name="P79">Constellation:</text:p>
      <text:p text:style-name="P59">Artifact:</text:p>
      <text:p text:style-name="P70">Artifact Stats:</text:p>
      <text:p text:style-name="P59"><text:tab/><text:span text:style-name="T64">Time Peice:</text:span></text:p>
      <text:p text:style-name="P59"><text:tab/><text:span text:style-name="T64">Goblet:</text:span></text:p>
      <text:p text:style-name="P59"><text:tab/><text:span text:style-name="T64">Crown:</text:span></text:p>
      <text:p text:style-name="P59">Weapons:</text:p>
      <text:p text:style-name="P59">Talent:</text:p>
      <text:p text:style-name="P59"/>
      <text:p text:style-name="P11"><text:a xlink:type="simple" xlink:href="https://genshin-impact.fandom.com/wiki/Kamisato_Ayato" text:style-name="Internet_20_link" text:visited-style-name="Visited_20_Internet_20_Link">Kamisato Ayato</text:a><text:span text:style-name="T12">:</text:span></text:p>
      <text:p text:style-name="P35"/>
      <text:p text:style-name="P59">Description:</text:p>
      <text:p text:style-name="P59">Birth Date:</text:p>
      <text:p text:style-name="P59">Element:</text:p>
      <text:p text:style-name="P79">Special Dish:</text:p>
      <text:p text:style-name="P79">Constellation:</text:p>
      <text:p text:style-name="P59">Artifact:</text:p>
      <text:p text:style-name="P70">Artifact Stats:</text:p>
      <text:p text:style-name="P59"><text:tab/><text:span text:style-name="T64">Time Peice:</text:span></text:p>
      <text:p text:style-name="P59"><text:soft-page-break/><text:tab/><text:span text:style-name="T64">Goblet:</text:span></text:p>
      <text:p text:style-name="P59"><text:tab/><text:span text:style-name="T64">Crown:</text:span></text:p>
      <text:p text:style-name="P59">Weapons:</text:p>
      <text:p text:style-name="P59">Talent:</text:p>
      <text:p text:style-name="P59"/>
      <text:p text:style-name="P11"><text:span text:style-name="T16">Keqing</text:span><text:span text:style-name="T12">:</text:span></text:p>
      <text:p text:style-name="P35"/>
      <text:p text:style-name="P59">Description:</text:p>
      <text:p text:style-name="P59">Birth Date:</text:p>
      <text:p text:style-name="P59">Element:</text:p>
      <text:p text:style-name="P79">Special Dish:</text:p>
      <text:p text:style-name="P79">Constellation:</text:p>
      <text:p text:style-name="P59">Artifact:</text:p>
      <text:p text:style-name="P70">Artifact Stats:</text:p>
      <text:p text:style-name="P59"><text:tab/><text:span text:style-name="T64">Time Peice:</text:span></text:p>
      <text:p text:style-name="P59"><text:tab/><text:span text:style-name="T64">Goblet:</text:span></text:p>
      <text:p text:style-name="P59"><text:tab/><text:span text:style-name="T64">Crown:</text:span></text:p>
      <text:p text:style-name="P59">Weapons:</text:p>
      <text:p text:style-name="P59">Talent:</text:p>
      <text:p text:style-name="P59"/>
      <text:p text:style-name="P11"><text:a xlink:type="simple" xlink:href="https://genshin-impact.fandom.com/wiki/Klee" text:style-name="Internet_20_link" text:visited-style-name="Visited_20_Internet_20_Link">Klee</text:a><text:span text:style-name="T12">:</text:span></text:p>
      <text:p text:style-name="P35"/>
      <text:p text:style-name="P59">Description:</text:p>
      <text:p text:style-name="P59">Birth Date:</text:p>
      <text:p text:style-name="P59">Element:</text:p>
      <text:p text:style-name="P79">Special Dish:</text:p>
      <text:p text:style-name="P79">Constellation:</text:p>
      <text:p text:style-name="P59">Artifact:</text:p>
      <text:p text:style-name="P70">Artifact Stats:</text:p>
      <text:p text:style-name="P59"><text:tab/><text:span text:style-name="T64">Time Peice:</text:span></text:p>
      <text:p text:style-name="P59"><text:tab/><text:span text:style-name="T64">Goblet:</text:span></text:p>
      <text:p text:style-name="P59"><text:tab/><text:span text:style-name="T64">Crown:</text:span></text:p>
      <text:p text:style-name="P59">Weapons:</text:p>
      <text:p text:style-name="P59">Talent:</text:p>
      <text:p text:style-name="P59"/>
      <text:p text:style-name="P11"><text:a xlink:type="simple" xlink:href="https://genshin-impact.fandom.com/wiki/Kujou_Sara" text:style-name="Internet_20_link" text:visited-style-name="Visited_20_Internet_20_Link">Kujou Sara</text:a><text:span text:style-name="T12">:</text:span></text:p>
      <text:p text:style-name="P35"/>
      <text:p text:style-name="P59">Description:</text:p>
      <text:p text:style-name="P59">Birth Date:</text:p>
      <text:p text:style-name="P59">Element:</text:p>
      <text:p text:style-name="P79">Special Dish:</text:p>
      <text:p text:style-name="P79"><text:soft-page-break/>Constellation:</text:p>
      <text:p text:style-name="P59">Artifact:</text:p>
      <text:p text:style-name="P70">Artifact Stats:</text:p>
      <text:p text:style-name="P59"><text:tab/><text:span text:style-name="T64">Time Peice:</text:span></text:p>
      <text:p text:style-name="P59"><text:tab/><text:span text:style-name="T64">Goblet:</text:span></text:p>
      <text:p text:style-name="P59"><text:tab/><text:span text:style-name="T64">Crown:</text:span></text:p>
      <text:p text:style-name="P59">Weapons:</text:p>
      <text:p text:style-name="P59">Talent:</text:p>
      <text:p text:style-name="P59"/>
      <text:p text:style-name="P11"><text:a xlink:type="simple" xlink:href="https://genshin-impact.fandom.com/wiki/Kuki_Shinobu" text:style-name="Internet_20_link" text:visited-style-name="Visited_20_Internet_20_Link">Kuki Shinobu</text:a><text:span text:style-name="T12">:</text:span></text:p>
      <text:p text:style-name="P35"/>
      <text:p text:style-name="P59">Description:</text:p>
      <text:p text:style-name="P59">Birth Date:</text:p>
      <text:p text:style-name="P59">Element:</text:p>
      <text:p text:style-name="P79">Special Dish:</text:p>
      <text:p text:style-name="P79">Constellation:</text:p>
      <text:p text:style-name="P59">Artifact:</text:p>
      <text:p text:style-name="P70">Artifact Stats:</text:p>
      <text:p text:style-name="P59"><text:tab/><text:span text:style-name="T64">Time Peice:</text:span></text:p>
      <text:p text:style-name="P59"><text:tab/><text:span text:style-name="T64">Goblet:</text:span></text:p>
      <text:p text:style-name="P59"><text:tab/><text:span text:style-name="T64">Crown:</text:span></text:p>
      <text:p text:style-name="P59">Weapons:</text:p>
      <text:p text:style-name="P59">Talent:</text:p>
      <text:p text:style-name="P59"/>
      <text:p text:style-name="P11"><text:a xlink:type="simple" xlink:href="https://genshin-impact.fandom.com/wiki/Lisa" text:style-name="Internet_20_link" text:visited-style-name="Visited_20_Internet_20_Link">Lisa</text:a><text:span text:style-name="T12">:</text:span></text:p>
      <text:p text:style-name="P35"/>
      <text:p text:style-name="P59">Description:</text:p>
      <text:p text:style-name="P59">Birth Date:</text:p>
      <text:p text:style-name="P59">Element:</text:p>
      <text:p text:style-name="P79">Special Dish:</text:p>
      <text:p text:style-name="P79">Constellation:</text:p>
      <text:p text:style-name="P59">Artifact:</text:p>
      <text:p text:style-name="P70">Artifact Stats:</text:p>
      <text:p text:style-name="P59"><text:tab/><text:span text:style-name="T64">Time Peice:</text:span></text:p>
      <text:p text:style-name="P59"><text:tab/><text:span text:style-name="T64">Goblet:</text:span></text:p>
      <text:p text:style-name="P59"><text:tab/><text:span text:style-name="T64">Crown:</text:span></text:p>
      <text:p text:style-name="P59">Weapons:</text:p>
      <text:p text:style-name="P59">Talent:</text:p>
      <text:p text:style-name="P59"/>
      <text:p text:style-name="P11"><text:a xlink:type="simple" xlink:href="https://genshin-impact.fandom.com/wiki/Mona" text:style-name="Internet_20_link" text:visited-style-name="Visited_20_Internet_20_Link">Mona</text:a><text:span text:style-name="T12">:</text:span></text:p>
      <text:p text:style-name="P35"/>
      <text:p text:style-name="P59"><text:soft-page-break/>Description:</text:p>
      <text:p text:style-name="P59">Birth Date:</text:p>
      <text:p text:style-name="P59">Element:</text:p>
      <text:p text:style-name="P79">Special Dish:</text:p>
      <text:p text:style-name="P79">Constellation:</text:p>
      <text:p text:style-name="P59">Artifact:</text:p>
      <text:p text:style-name="P70">Artifact Stats:</text:p>
      <text:p text:style-name="P59"><text:tab/><text:span text:style-name="T64">Time Peice:</text:span></text:p>
      <text:p text:style-name="P59"><text:tab/><text:span text:style-name="T64">Goblet:</text:span></text:p>
      <text:p text:style-name="P59"><text:tab/><text:span text:style-name="T64">Crown:</text:span></text:p>
      <text:p text:style-name="P59">Weapons:</text:p>
      <text:p text:style-name="P59">Talent:</text:p>
      <text:p text:style-name="P59"/>
      <text:p text:style-name="P12"><text:a xlink:type="simple" xlink:href="https://genshin-impact.fandom.com/wiki/Ningguang" text:style-name="Internet_20_link" text:visited-style-name="Visited_20_Internet_20_Link">Ningguang</text:a><text:span text:style-name="T12">:</text:span></text:p>
      <text:p text:style-name="P36"/>
      <text:p text:style-name="P60">Description:</text:p>
      <text:p text:style-name="P60">Birth Date:</text:p>
      <text:p text:style-name="P60">Element:</text:p>
      <text:p text:style-name="P80">Special Dish:</text:p>
      <text:p text:style-name="P80">Constellation:</text:p>
      <text:p text:style-name="P60">Artifact:</text:p>
      <text:p text:style-name="P71">Artifact Stats:</text:p>
      <text:p text:style-name="P60"><text:tab/><text:span text:style-name="T64">Time Peice:</text:span></text:p>
      <text:p text:style-name="P60"><text:tab/><text:span text:style-name="T64">Goblet:</text:span></text:p>
      <text:p text:style-name="P60"><text:tab/><text:span text:style-name="T64">Crown:</text:span></text:p>
      <text:p text:style-name="P60">Weapons:</text:p>
      <text:p text:style-name="P60">Talent:</text:p>
      <text:p text:style-name="P60"/>
      <text:p text:style-name="P12"><text:a xlink:type="simple" xlink:href="https://genshin-impact.fandom.com/wiki/Noelle" text:style-name="Internet_20_link" text:visited-style-name="Visited_20_Internet_20_Link">Noelle</text:a><text:span text:style-name="T12">:</text:span></text:p>
      <text:p text:style-name="P36"/>
      <text:p text:style-name="P60">Description:</text:p>
      <text:p text:style-name="P60">Birth Date:</text:p>
      <text:p text:style-name="P60">Element:</text:p>
      <text:p text:style-name="P80">Special Dish:</text:p>
      <text:p text:style-name="P80">Constellation:</text:p>
      <text:p text:style-name="P60">Artifact:</text:p>
      <text:p text:style-name="P71">Artifact Stats:</text:p>
      <text:p text:style-name="P60"><text:tab/><text:span text:style-name="T64">Time Peice:</text:span></text:p>
      <text:p text:style-name="P60"><text:tab/><text:span text:style-name="T64">Goblet:</text:span></text:p>
      <text:p text:style-name="P60"><text:tab/><text:span text:style-name="T64">Crown:</text:span></text:p>
      <text:p text:style-name="P60">Weapons:</text:p>
      <text:p text:style-name="P60"><text:soft-page-break/>Talent:</text:p>
      <text:p text:style-name="P60"/>
      <text:p text:style-name="P12"><text:a xlink:type="simple" xlink:href="https://genshin-impact.fandom.com/wiki/Qiqi" text:style-name="Internet_20_link" text:visited-style-name="Visited_20_Internet_20_Link">Qiqi</text:a><text:span text:style-name="T12">:</text:span></text:p>
      <text:p text:style-name="P36"/>
      <text:p text:style-name="P60">Description:</text:p>
      <text:p text:style-name="P60">Birth Date:</text:p>
      <text:p text:style-name="P60">Element:</text:p>
      <text:p text:style-name="P80">Special Dish:</text:p>
      <text:p text:style-name="P80">Constellation:</text:p>
      <text:p text:style-name="P60">Artifact:</text:p>
      <text:p text:style-name="P71">Artifact Stats:</text:p>
      <text:p text:style-name="P60"><text:tab/><text:span text:style-name="T64">Time Peice:</text:span></text:p>
      <text:p text:style-name="P60"><text:tab/><text:span text:style-name="T64">Goblet:</text:span></text:p>
      <text:p text:style-name="P60"><text:tab/><text:span text:style-name="T64">Crown:</text:span></text:p>
      <text:p text:style-name="P60">Weapons:</text:p>
      <text:p text:style-name="P60">Talent:</text:p>
      <text:p text:style-name="P60"/>
      <text:p text:style-name="P12"><text:a xlink:type="simple" xlink:href="https://genshin-impact.fandom.com/wiki/Raiden_Shogun" text:style-name="Internet_20_link" text:visited-style-name="Visited_20_Internet_20_Link">Raiden Shogun</text:a><text:span text:style-name="T12">:</text:span></text:p>
      <text:p text:style-name="P36"/>
      <text:p text:style-name="P60">Description:</text:p>
      <text:p text:style-name="P60">Birth Date:</text:p>
      <text:p text:style-name="P60">Element:</text:p>
      <text:p text:style-name="P80">Special Dish:</text:p>
      <text:p text:style-name="P80">Constellation:</text:p>
      <text:p text:style-name="P60">Artifact:</text:p>
      <text:p text:style-name="P71">Artifact Stats:</text:p>
      <text:p text:style-name="P60"><text:tab/><text:span text:style-name="T64">Time Peice:</text:span></text:p>
      <text:p text:style-name="P60"><text:tab/><text:span text:style-name="T64">Goblet:</text:span></text:p>
      <text:p text:style-name="P60"><text:tab/><text:span text:style-name="T64">Crown:</text:span></text:p>
      <text:p text:style-name="P60">Weapons:</text:p>
      <text:p text:style-name="P60">Talent:</text:p>
      <text:p text:style-name="P60"/>
      <text:p text:style-name="P12"><text:a xlink:type="simple" xlink:href="https://genshin-impact.fandom.com/wiki/Razor" text:style-name="Internet_20_link" text:visited-style-name="Visited_20_Internet_20_Link">Razo</text:a><text:a xlink:type="simple" xlink:href="https://genshin-impact.fandom.com/wiki/Razor" text:style-name="Internet_20_link" text:visited-style-name="Visited_20_Internet_20_Link">r</text:a><text:span text:style-name="T12">:</text:span></text:p>
      <text:p text:style-name="P36"/>
      <text:p text:style-name="P60">Description:</text:p>
      <text:p text:style-name="P60">Birth Date:</text:p>
      <text:p text:style-name="P60">Element:</text:p>
      <text:p text:style-name="P80">Special Dish:</text:p>
      <text:p text:style-name="P80">Constellation:</text:p>
      <text:p text:style-name="P60">Artifact:</text:p>
      <text:p text:style-name="P71">Artifact Stats:</text:p>
      <text:p text:style-name="P60"><text:soft-page-break/><text:tab/><text:span text:style-name="T64">Time Peice:</text:span></text:p>
      <text:p text:style-name="P60"><text:tab/><text:span text:style-name="T64">Goblet:</text:span></text:p>
      <text:p text:style-name="P60"><text:tab/><text:span text:style-name="T64">Crown:</text:span></text:p>
      <text:p text:style-name="P60">Weapons:</text:p>
      <text:p text:style-name="P60">Talent:</text:p>
      <text:p text:style-name="P60"/>
      <text:p text:style-name="P12"><text:a xlink:type="simple" xlink:href="https://genshin-impact.fandom.com/wiki/Rosaria" text:style-name="Internet_20_link" text:visited-style-name="Visited_20_Internet_20_Link">Rosaria</text:a><text:span text:style-name="T12">:</text:span></text:p>
      <text:p text:style-name="P36"/>
      <text:p text:style-name="P60">Description:</text:p>
      <text:p text:style-name="P60">Birth Date:</text:p>
      <text:p text:style-name="P60">Element:</text:p>
      <text:p text:style-name="P80">Special Dish:</text:p>
      <text:p text:style-name="P80">Constellation:</text:p>
      <text:p text:style-name="P60">Artifact:</text:p>
      <text:p text:style-name="P71">Artifact Stats:</text:p>
      <text:p text:style-name="P60"><text:tab/><text:span text:style-name="T64">Time Peice:</text:span></text:p>
      <text:p text:style-name="P60"><text:tab/><text:span text:style-name="T64">Goblet:</text:span></text:p>
      <text:p text:style-name="P60"><text:tab/><text:span text:style-name="T64">Crown:</text:span></text:p>
      <text:p text:style-name="P60">Weapons:</text:p>
      <text:p text:style-name="P60">Talent:</text:p>
      <text:p text:style-name="P60"/>
      <text:p text:style-name="P12"><text:a xlink:type="simple" xlink:href="https://genshin-impact.fandom.com/wiki/Sangonomiya_Kokomi" text:style-name="Internet_20_link" text:visited-style-name="Visited_20_Internet_20_Link">Sangonomiya Kokomi</text:a><text:span text:style-name="T12">:</text:span></text:p>
      <text:p text:style-name="P36"/>
      <text:p text:style-name="P60">Description:</text:p>
      <text:p text:style-name="P60">Birth Date:</text:p>
      <text:p text:style-name="P60">Element:</text:p>
      <text:p text:style-name="P80">Special Dish:</text:p>
      <text:p text:style-name="P80">Constellation:</text:p>
      <text:p text:style-name="P60">Artifact:</text:p>
      <text:p text:style-name="P71">Artifact Stats:</text:p>
      <text:p text:style-name="P60"><text:tab/><text:span text:style-name="T64">Time Peice:</text:span></text:p>
      <text:p text:style-name="P60"><text:tab/><text:span text:style-name="T64">Goblet:</text:span></text:p>
      <text:p text:style-name="P60"><text:tab/><text:span text:style-name="T64">Crown:</text:span></text:p>
      <text:p text:style-name="P60">Weapons:</text:p>
      <text:p text:style-name="P60">Talent:</text:p>
      <text:p text:style-name="P60"/>
      <text:p text:style-name="P12"><text:a xlink:type="simple" xlink:href="https://genshin-impact.fandom.com/wiki/Sayu" text:style-name="Internet_20_link" text:visited-style-name="Visited_20_Internet_20_Link">Sayu</text:a><text:span text:style-name="T12">:</text:span></text:p>
      <text:p text:style-name="P36"/>
      <text:p text:style-name="P60">Description:</text:p>
      <text:p text:style-name="P60">Birth Date:</text:p>
      <text:p text:style-name="P60">Element:</text:p>
      <text:p text:style-name="P80"><text:soft-page-break/>Special Dish:</text:p>
      <text:p text:style-name="P80">Constellation:</text:p>
      <text:p text:style-name="P60">Artifact:</text:p>
      <text:p text:style-name="P71">Artifact Stats:</text:p>
      <text:p text:style-name="P60"><text:tab/><text:span text:style-name="T64">Time Peice:</text:span></text:p>
      <text:p text:style-name="P60"><text:tab/><text:span text:style-name="T64">Goblet:</text:span></text:p>
      <text:p text:style-name="P60"><text:tab/><text:span text:style-name="T64">Crown:</text:span></text:p>
      <text:p text:style-name="P60">Weapons:</text:p>
      <text:p text:style-name="P60">Talent:</text:p>
      <text:p text:style-name="P60"/>
      <text:p text:style-name="P12"><text:a xlink:type="simple" xlink:href="https://genshin-impact.fandom.com/wiki/Shenhe" text:style-name="Internet_20_link" text:visited-style-name="Visited_20_Internet_20_Link">Shenhe</text:a><text:span text:style-name="T12">:</text:span></text:p>
      <text:p text:style-name="P36"/>
      <text:p text:style-name="P60">Description:</text:p>
      <text:p text:style-name="P60">Birth Date:</text:p>
      <text:p text:style-name="P60">Element:</text:p>
      <text:p text:style-name="P80">Special Dish:</text:p>
      <text:p text:style-name="P80">Constellation:</text:p>
      <text:p text:style-name="P60">Artifact:</text:p>
      <text:p text:style-name="P71">Artifact Stats:</text:p>
      <text:p text:style-name="P60"><text:tab/><text:span text:style-name="T64">Time Peice:</text:span></text:p>
      <text:p text:style-name="P60"><text:tab/><text:span text:style-name="T64">Goblet:</text:span></text:p>
      <text:p text:style-name="P60"><text:tab/><text:span text:style-name="T64">Crown:</text:span></text:p>
      <text:p text:style-name="P60">Weapons:</text:p>
      <text:p text:style-name="P60">Talent:</text:p>
      <text:p text:style-name="P60"/>
      <text:p text:style-name="P12"><text:a xlink:type="simple" xlink:href="https://genshin-impact.fandom.com/wiki/Shikanoin_Heizou" text:style-name="Internet_20_link" text:visited-style-name="Visited_20_Internet_20_Link">Shikanoin Heizou</text:a><text:span text:style-name="T12">:</text:span></text:p>
      <text:p text:style-name="P36"/>
      <text:p text:style-name="P60">Description:</text:p>
      <text:p text:style-name="P60">Birth Date:</text:p>
      <text:p text:style-name="P60">Element:</text:p>
      <text:p text:style-name="P80">Special Dish:</text:p>
      <text:p text:style-name="P80">Constellation:</text:p>
      <text:p text:style-name="P60">Artifact:</text:p>
      <text:p text:style-name="P71">Artifact Stats:</text:p>
      <text:p text:style-name="P60"><text:tab/><text:span text:style-name="T64">Time Peice:</text:span></text:p>
      <text:p text:style-name="P60"><text:tab/><text:span text:style-name="T64">Goblet:</text:span></text:p>
      <text:p text:style-name="P60"><text:tab/><text:span text:style-name="T64">Crown:</text:span></text:p>
      <text:p text:style-name="P60">Weapons:</text:p>
      <text:p text:style-name="P60">Talent:</text:p>
      <text:p text:style-name="P60"/>
      <text:p text:style-name="P12"><text:a xlink:type="simple" xlink:href="https://genshin-impact.fandom.com/wiki/Sucrose" text:style-name="Internet_20_link" text:visited-style-name="Visited_20_Internet_20_Link">Sucrose</text:a><text:span text:style-name="T12">:</text:span></text:p>
      <text:p text:style-name="P36"><text:soft-page-break/></text:p>
      <text:p text:style-name="P60">Description:</text:p>
      <text:p text:style-name="P60">Birth Date:</text:p>
      <text:p text:style-name="P60">Element:</text:p>
      <text:p text:style-name="P80">Special Dish:</text:p>
      <text:p text:style-name="P80">Constellation:</text:p>
      <text:p text:style-name="P60">Artifact:</text:p>
      <text:p text:style-name="P71">Artifact Stats:</text:p>
      <text:p text:style-name="P60"><text:tab/><text:span text:style-name="T64">Time Peice:</text:span></text:p>
      <text:p text:style-name="P60"><text:tab/><text:span text:style-name="T64">Goblet:</text:span></text:p>
      <text:p text:style-name="P60"><text:tab/><text:span text:style-name="T64">Crown:</text:span></text:p>
      <text:p text:style-name="P60">Weapons:</text:p>
      <text:p text:style-name="P60">Talent:</text:p>
      <text:p text:style-name="P60"/>
      <text:p text:style-name="P13"><text:a xlink:type="simple" xlink:href="https://genshin-impact.fandom.com/wiki/Tartaglia" text:style-name="Internet_20_link" text:visited-style-name="Visited_20_Internet_20_Link">Tartagli</text:a><text:a xlink:type="simple" xlink:href="https://genshin-impact.fandom.com/wiki/Tartaglia" text:style-name="Internet_20_link" text:visited-style-name="Visited_20_Internet_20_Link">a</text:a><text:span text:style-name="T12">:</text:span></text:p>
      <text:p text:style-name="P37"/>
      <text:p text:style-name="P61">Description:</text:p>
      <text:p text:style-name="P61">Birth Date:</text:p>
      <text:p text:style-name="P61">Element:</text:p>
      <text:p text:style-name="P81">Special Dish:</text:p>
      <text:p text:style-name="P81">Constellation:</text:p>
      <text:p text:style-name="P61">Artifact:</text:p>
      <text:p text:style-name="P72">Artifact Stats:</text:p>
      <text:p text:style-name="P61"><text:tab/><text:span text:style-name="T64">Time Peice:</text:span></text:p>
      <text:p text:style-name="P61"><text:tab/><text:span text:style-name="T64">Goblet:</text:span></text:p>
      <text:p text:style-name="P61"><text:tab/><text:span text:style-name="T64">Crown:</text:span></text:p>
      <text:p text:style-name="P61">Weapons:</text:p>
      <text:p text:style-name="P61">Talent:</text:p>
      <text:p text:style-name="P61"/>
      <text:p text:style-name="P18"><text:a xlink:type="simple" xlink:href="https://genshin-impact.fandom.com/wiki/Tighnari" text:style-name="Internet_20_link" text:visited-style-name="Visited_20_Internet_20_Link">Tighnari</text:a><text:span text:style-name="T12">:</text:span></text:p>
      <text:p text:style-name="P38"/>
      <text:p text:style-name="P62">Description:</text:p>
      <text:p text:style-name="P62">Birth Date:</text:p>
      <text:p text:style-name="P62">Element:</text:p>
      <text:p text:style-name="P82">Special Dish:</text:p>
      <text:p text:style-name="P82">Constellation:</text:p>
      <text:p text:style-name="P62">Artifact:</text:p>
      <text:p text:style-name="P73">Artifact Stats:</text:p>
      <text:p text:style-name="P62"><text:tab/><text:span text:style-name="T64">Time Peice:</text:span></text:p>
      <text:p text:style-name="P62"><text:tab/><text:span text:style-name="T64">Goblet:</text:span></text:p>
      <text:p text:style-name="P62"><text:tab/><text:span text:style-name="T64">Crown:</text:span></text:p>
      <text:p text:style-name="P62"><text:soft-page-break/>Weapons:</text:p>
      <text:p text:style-name="P62">Talent:</text:p>
      <text:p text:style-name="P13"><text:a xlink:type="simple" xlink:href="https://genshin-impact.fandom.com/wiki/Thoma" text:style-name="Internet_20_link" text:visited-style-name="Visited_20_Internet_20_Link">Thom</text:a><text:a xlink:type="simple" xlink:href="https://genshin-impact.fandom.com/wiki/Thoma" text:style-name="Internet_20_link" text:visited-style-name="Visited_20_Internet_20_Link">a</text:a><text:span text:style-name="T12">:</text:span></text:p>
      <text:p text:style-name="P37"/>
      <text:p text:style-name="P61">Description:</text:p>
      <text:p text:style-name="P61">Birth Date:</text:p>
      <text:p text:style-name="P61">Element:</text:p>
      <text:p text:style-name="P81">Special Dish:</text:p>
      <text:p text:style-name="P81">Constellation:</text:p>
      <text:p text:style-name="P61">Artifact:</text:p>
      <text:p text:style-name="P72">Artifact Stats:</text:p>
      <text:p text:style-name="P61"><text:tab/><text:span text:style-name="T64">Time Peice:</text:span></text:p>
      <text:p text:style-name="P61"><text:tab/><text:span text:style-name="T64">Goblet:</text:span></text:p>
      <text:p text:style-name="P61"><text:tab/><text:span text:style-name="T64">Crown:</text:span></text:p>
      <text:p text:style-name="P61">Weapons:</text:p>
      <text:p text:style-name="P61">Talent:</text:p>
      <text:p text:style-name="P61"/>
      <text:p text:style-name="P13"><text:a xlink:type="simple" xlink:href="https://genshin-impact.fandom.com/wiki/Traveler" text:style-name="Internet_20_link" text:visited-style-name="Visited_20_Internet_20_Link"><text:span text:style-name="T12">Traveler</text:span></text:a><text:span text:style-name="T13">(Anemo)</text:span><text:span text:style-name="T12">:</text:span></text:p>
      <text:p text:style-name="P37"/>
      <text:p text:style-name="P61">Description:</text:p>
      <text:p text:style-name="P61">Birth Date:</text:p>
      <text:p text:style-name="P61">Element:</text:p>
      <text:p text:style-name="P81">Special Dish:</text:p>
      <text:p text:style-name="P81">Constellation:</text:p>
      <text:p text:style-name="P61">Artifact:</text:p>
      <text:p text:style-name="P72">Artifact Stats:</text:p>
      <text:p text:style-name="P61"><text:tab/><text:span text:style-name="T64">Time Peice:</text:span></text:p>
      <text:p text:style-name="P61"><text:tab/><text:span text:style-name="T64">Goblet:</text:span></text:p>
      <text:p text:style-name="P61"><text:tab/><text:span text:style-name="T64">Crown:</text:span></text:p>
      <text:p text:style-name="P61">Weapons:</text:p>
      <text:p text:style-name="P61">Talent:</text:p>
      <text:p text:style-name="P61"/>
      <text:p text:style-name="P13"><text:a xlink:type="simple" xlink:href="https://genshin-impact.fandom.com/wiki/Traveler" text:style-name="Internet_20_link" text:visited-style-name="Visited_20_Internet_20_Link"><text:span text:style-name="T12">Traveler</text:span></text:a><text:span text:style-name="T13">(Geo)</text:span><text:span text:style-name="T12">:</text:span></text:p>
      <text:p text:style-name="P37"/>
      <text:p text:style-name="P61">Description:</text:p>
      <text:p text:style-name="P61">Birth Date:</text:p>
      <text:p text:style-name="P61">Element:</text:p>
      <text:p text:style-name="P81">Special Dish:</text:p>
      <text:p text:style-name="P81">Constellation:</text:p>
      <text:p text:style-name="P61">Artifact:</text:p>
      <text:p text:style-name="P72">Artifact Stats:</text:p>
      <text:p text:style-name="P61"><text:soft-page-break/><text:tab/><text:span text:style-name="T64">Time Peice:</text:span></text:p>
      <text:p text:style-name="P61"><text:tab/><text:span text:style-name="T64">Goblet:</text:span></text:p>
      <text:p text:style-name="P61"><text:tab/><text:span text:style-name="T64">Crown:</text:span></text:p>
      <text:p text:style-name="P61">Weapons:</text:p>
      <text:p text:style-name="P61">Talent:</text:p>
      <text:p text:style-name="P61"/>
      <text:p text:style-name="P13"><text:a xlink:type="simple" xlink:href="https://genshin-impact.fandom.com/wiki/Traveler" text:style-name="Internet_20_link" text:visited-style-name="Visited_20_Internet_20_Link"><text:span text:style-name="T12">Traveler</text:span></text:a><text:span text:style-name="T13">(Electro)</text:span><text:span text:style-name="T12">:</text:span></text:p>
      <text:p text:style-name="P37"/>
      <text:p text:style-name="P61">Description:</text:p>
      <text:p text:style-name="P61">Birth Date:</text:p>
      <text:p text:style-name="P61">Element:</text:p>
      <text:p text:style-name="P81">Special Dish:</text:p>
      <text:p text:style-name="P81">Constellation:</text:p>
      <text:p text:style-name="P61">Artifact:</text:p>
      <text:p text:style-name="P72">Artifact Stats:</text:p>
      <text:p text:style-name="P61"><text:tab/><text:span text:style-name="T64">Time Peice:</text:span></text:p>
      <text:p text:style-name="P61"><text:tab/><text:span text:style-name="T64">Goblet:</text:span></text:p>
      <text:p text:style-name="P61"><text:tab/><text:span text:style-name="T64">Crown:</text:span></text:p>
      <text:p text:style-name="P61">Weapons:</text:p>
      <text:p text:style-name="P61">Talent:</text:p>
      <text:p text:style-name="P61"/>
      <text:p text:style-name="P13"><text:a xlink:type="simple" xlink:href="https://genshin-impact.fandom.com/wiki/Venti" text:style-name="Internet_20_link" text:visited-style-name="Visited_20_Internet_20_Link">Venti</text:a><text:span text:style-name="T12">:</text:span></text:p>
      <text:p text:style-name="P37"/>
      <text:p text:style-name="P61">Description:</text:p>
      <text:p text:style-name="P61">Birth Date:</text:p>
      <text:p text:style-name="P61">Element:</text:p>
      <text:p text:style-name="P81">Special Dish:</text:p>
      <text:p text:style-name="P81">Constellation:</text:p>
      <text:p text:style-name="P61">Artifact:</text:p>
      <text:p text:style-name="P72">Artifact Stats:</text:p>
      <text:p text:style-name="P61"><text:tab/><text:span text:style-name="T64">Time Peice:</text:span></text:p>
      <text:p text:style-name="P61"><text:tab/><text:span text:style-name="T64">Goblet:</text:span></text:p>
      <text:p text:style-name="P61"><text:tab/><text:span text:style-name="T64">Crown:</text:span></text:p>
      <text:p text:style-name="P61">Weapons:</text:p>
      <text:p text:style-name="P61">Talent:</text:p>
      <text:p text:style-name="P61"/>
      <text:p text:style-name="P13"><text:a xlink:type="simple" xlink:href="https://genshin-impact.fandom.com/wiki/Xiangling" text:style-name="Internet_20_link" text:visited-style-name="Visited_20_Internet_20_Link">Xiangling</text:a><text:span text:style-name="T12">:</text:span></text:p>
      <text:p text:style-name="P37"/>
      <text:p text:style-name="P61">Description:</text:p>
      <text:p text:style-name="P61">Birth Date:</text:p>
      <text:p text:style-name="P61">Element:</text:p>
      <text:p text:style-name="P81"><text:soft-page-break/>Special Dish:</text:p>
      <text:p text:style-name="P81">Constellation:</text:p>
      <text:p text:style-name="P61">Artifact:</text:p>
      <text:p text:style-name="P72">Artifact Stats:</text:p>
      <text:p text:style-name="P61"><text:tab/><text:span text:style-name="T64">Time Peice:</text:span></text:p>
      <text:p text:style-name="P61"><text:tab/><text:span text:style-name="T64">Goblet:</text:span></text:p>
      <text:p text:style-name="P61"><text:tab/><text:span text:style-name="T64">Crown:</text:span></text:p>
      <text:p text:style-name="P61">Weapons:</text:p>
      <text:p text:style-name="P61">Talent:</text:p>
      <text:p text:style-name="P51"><text:span text:style-name="T57"/></text:p>
      <text:p text:style-name="P28"><text:span text:style-name="T31"><text:tab/></text:span><text:a xlink:type="simple" xlink:href="https://genshin-impact.fandom.com/wiki/Xiao" text:style-name="Internet_20_link" text:visited-style-name="Visited_20_Internet_20_Link">Xiao</text:a></text:p>
      <text:p text:style-name="P61">Description:</text:p>
      <text:p text:style-name="P61">Birth Date:</text:p>
      <text:p text:style-name="P61">Element:</text:p>
      <text:p text:style-name="P81">Special Dish:</text:p>
      <text:p text:style-name="P81">Constellation:</text:p>
      <text:p text:style-name="P61">Artifact:</text:p>
      <text:p text:style-name="P72">Artifact Stats:</text:p>
      <text:p text:style-name="P61"><text:tab/><text:span text:style-name="T64">Time Peice:</text:span></text:p>
      <text:p text:style-name="P61"><text:tab/><text:span text:style-name="T64">Goblet:</text:span></text:p>
      <text:p text:style-name="P61"><text:tab/><text:span text:style-name="T64">Crown:</text:span></text:p>
      <text:p text:style-name="P61">Weapons:</text:p>
      <text:p text:style-name="P61">Talent:</text:p>
      <text:p text:style-name="P61"/>
      <text:p text:style-name="P14"><text:a xlink:type="simple" xlink:href="https://genshin-impact.fandom.com/wiki/Xingqiu" text:style-name="Internet_20_link" text:visited-style-name="Visited_20_Internet_20_Link">Xingqiu</text:a><text:span text:style-name="T12">:</text:span></text:p>
      <text:p text:style-name="P39"/>
      <text:p text:style-name="P63">Description:</text:p>
      <text:p text:style-name="P63">Birth Date:</text:p>
      <text:p text:style-name="P63">Element:</text:p>
      <text:p text:style-name="P83">Special Dish:</text:p>
      <text:p text:style-name="P83">Constellation:</text:p>
      <text:p text:style-name="P63">Artifact:</text:p>
      <text:p text:style-name="P74">Artifact Stats:</text:p>
      <text:p text:style-name="P63"><text:tab/><text:span text:style-name="T64">Time Peice:</text:span></text:p>
      <text:p text:style-name="P63"><text:tab/><text:span text:style-name="T64">Goblet:</text:span></text:p>
      <text:p text:style-name="P63"><text:tab/><text:span text:style-name="T64">Crown:</text:span></text:p>
      <text:p text:style-name="P63">Weapons:</text:p>
      <text:p text:style-name="P63">Talent:</text:p>
      <text:p text:style-name="P63"/>
      <text:p text:style-name="P14"><text:a xlink:type="simple" xlink:href="https://genshin-impact.fandom.com/wiki/Xinyan" text:style-name="Internet_20_link" text:visited-style-name="Visited_20_Internet_20_Link">Xinyan</text:a><text:span text:style-name="T12">:</text:span></text:p>
      <text:p text:style-name="P39"/>
      <text:p text:style-name="P63"><text:soft-page-break/>Description:</text:p>
      <text:p text:style-name="P63">Birth Date:</text:p>
      <text:p text:style-name="P63">Element:</text:p>
      <text:p text:style-name="P83">Special Dish:</text:p>
      <text:p text:style-name="P83">Constellation:</text:p>
      <text:p text:style-name="P63">Artifact:</text:p>
      <text:p text:style-name="P74">Artifact Stats:</text:p>
      <text:p text:style-name="P63"><text:tab/><text:span text:style-name="T64">Time Peice:</text:span></text:p>
      <text:p text:style-name="P63"><text:tab/><text:span text:style-name="T64">Goblet:</text:span></text:p>
      <text:p text:style-name="P63"><text:tab/><text:span text:style-name="T64">Crown:</text:span></text:p>
      <text:p text:style-name="P63">Weapons:</text:p>
      <text:p text:style-name="P63">Talent:</text:p>
      <text:p text:style-name="P63"/>
      <text:p text:style-name="P14"><text:a xlink:type="simple" xlink:href="https://genshin-impact.fandom.com/wiki/Yae_Miko" text:style-name="Internet_20_link" text:visited-style-name="Visited_20_Internet_20_Link">Yae Miko</text:a><text:span text:style-name="T12">:</text:span></text:p>
      <text:p text:style-name="P39"/>
      <text:p text:style-name="P63">Description:</text:p>
      <text:p text:style-name="P63">Birth Date:</text:p>
      <text:p text:style-name="P63">Element:</text:p>
      <text:p text:style-name="P83">Special Dish:</text:p>
      <text:p text:style-name="P83">Constellation:</text:p>
      <text:p text:style-name="P63">Artifact:</text:p>
      <text:p text:style-name="P74">Artifact Stats:</text:p>
      <text:p text:style-name="P63"><text:tab/><text:span text:style-name="T64">Time Peice:</text:span></text:p>
      <text:p text:style-name="P63"><text:tab/><text:span text:style-name="T64">Goblet:</text:span></text:p>
      <text:p text:style-name="P63"><text:tab/><text:span text:style-name="T64">Crown:</text:span></text:p>
      <text:p text:style-name="P63">Weapons:</text:p>
      <text:p text:style-name="P63">Talent:</text:p>
      <text:p text:style-name="P63"/>
      <text:p text:style-name="P14"><text:a xlink:type="simple" xlink:href="https://genshin-impact.fandom.com/wiki/Yanfei" text:style-name="Internet_20_link" text:visited-style-name="Visited_20_Internet_20_Link">Yanfei</text:a><text:span text:style-name="T12">:</text:span></text:p>
      <text:p text:style-name="P39"/>
      <text:p text:style-name="P63">Description:</text:p>
      <text:p text:style-name="P63">Birth Date:</text:p>
      <text:p text:style-name="P63">Element:</text:p>
      <text:p text:style-name="P83">Special Dish:</text:p>
      <text:p text:style-name="P83">Constellation:</text:p>
      <text:p text:style-name="P63">Artifact:</text:p>
      <text:p text:style-name="P74">Artifact Stats:</text:p>
      <text:p text:style-name="P63"><text:tab/><text:span text:style-name="T64">Time Peice:</text:span></text:p>
      <text:p text:style-name="P63"><text:tab/><text:span text:style-name="T64">Goblet:</text:span></text:p>
      <text:p text:style-name="P63"><text:tab/><text:span text:style-name="T64">Crown:</text:span></text:p>
      <text:p text:style-name="P63">Weapons:</text:p>
      <text:p text:style-name="P63"><text:soft-page-break/>Talent:</text:p>
      <text:p text:style-name="P63"/>
      <text:p text:style-name="P14"><text:a xlink:type="simple" xlink:href="https://genshin-impact.fandom.com/wiki/Yelan" text:style-name="Internet_20_link" text:visited-style-name="Visited_20_Internet_20_Link">Yelan</text:a><text:span text:style-name="T12">:</text:span></text:p>
      <text:p text:style-name="P39"/>
      <text:p text:style-name="P63">Description:</text:p>
      <text:p text:style-name="P63">Birth Date:</text:p>
      <text:p text:style-name="P63">Element:</text:p>
      <text:p text:style-name="P83">Special Dish:</text:p>
      <text:p text:style-name="P83">Constellation:</text:p>
      <text:p text:style-name="P63">Artifact:</text:p>
      <text:p text:style-name="P74">Artifact Stats:</text:p>
      <text:p text:style-name="P63"><text:tab/><text:span text:style-name="T64">Time Peice:</text:span></text:p>
      <text:p text:style-name="P63"><text:tab/><text:span text:style-name="T64">Goblet:</text:span></text:p>
      <text:p text:style-name="P63"><text:tab/><text:span text:style-name="T64">Crown:</text:span></text:p>
      <text:p text:style-name="P63">Weapons:</text:p>
      <text:p text:style-name="P63">Talent:</text:p>
      <text:p text:style-name="P63"/>
      <text:p text:style-name="P14"><text:a xlink:type="simple" xlink:href="https://genshin-impact.fandom.com/wiki/Yoimiya" text:style-name="Internet_20_link" text:visited-style-name="Visited_20_Internet_20_Link">Yoimiya</text:a><text:span text:style-name="T12">:</text:span></text:p>
      <text:p text:style-name="P39"/>
      <text:p text:style-name="P63">Description:</text:p>
      <text:p text:style-name="P63">Birth Date:</text:p>
      <text:p text:style-name="P63">Element:</text:p>
      <text:p text:style-name="P83">Special Dish:</text:p>
      <text:p text:style-name="P83">Constellation:</text:p>
      <text:p text:style-name="P63">Artifact:</text:p>
      <text:p text:style-name="P74">Artifact Stats:</text:p>
      <text:p text:style-name="P63"><text:tab/><text:span text:style-name="T64">Time Peice:</text:span></text:p>
      <text:p text:style-name="P63"><text:tab/><text:span text:style-name="T64">Goblet:</text:span></text:p>
      <text:p text:style-name="P63"><text:tab/><text:span text:style-name="T64">Crown:</text:span></text:p>
      <text:p text:style-name="P63">Weapons:</text:p>
      <text:p text:style-name="P63">Talent:</text:p>
      <text:p text:style-name="P60"/>
      <text:p text:style-name="P15"><text:a xlink:type="simple" xlink:href="https://genshin-impact.fandom.com/wiki/Yun_Jin" text:style-name="Internet_20_link" text:visited-style-name="Visited_20_Internet_20_Link">Yun Jin</text:a><text:span text:style-name="T12">:</text:span></text:p>
      <text:p text:style-name="P40"/>
      <text:p text:style-name="P64">Description:</text:p>
      <text:p text:style-name="P64">Birth Date:</text:p>
      <text:p text:style-name="P64">Element:</text:p>
      <text:p text:style-name="P84">Special Dish:</text:p>
      <text:p text:style-name="P84">Constellation:</text:p>
      <text:p text:style-name="P64">Artifact:</text:p>
      <text:p text:style-name="P75">Artifact Stats:</text:p>
      <text:p text:style-name="P64"><text:soft-page-break/><text:tab/><text:span text:style-name="T64">Time Peice:</text:span></text:p>
      <text:p text:style-name="P64"><text:tab/><text:span text:style-name="T64">Goblet:</text:span></text:p>
      <text:p text:style-name="P64"><text:tab/><text:span text:style-name="T64">Crown:</text:span></text:p>
      <text:p text:style-name="P64">Weapons:</text:p>
      <text:p text:style-name="P64">Talent:</text:p>
      <text:p text:style-name="P64"/>
      <text:p text:style-name="P15"><text:a xlink:type="simple" xlink:href="https://genshin-impact.fandom.com/wiki/Zhongli" text:style-name="Internet_20_link" text:visited-style-name="Visited_20_Internet_20_Link">Zhongli</text:a><text:span text:style-name="T12">:</text:span></text:p>
      <text:p text:style-name="P40"/>
      <text:p text:style-name="P64">Description:</text:p>
      <text:p text:style-name="P64">Birth Date:</text:p>
      <text:p text:style-name="P64">Element:</text:p>
      <text:p text:style-name="P84">Special Dish:</text:p>
      <text:p text:style-name="P84">Constellation:</text:p>
      <text:p text:style-name="P64">Artifact:</text:p>
      <text:p text:style-name="P75">Artifact Stats:</text:p>
      <text:p text:style-name="P64"><text:tab/><text:span text:style-name="T64">Time Peice:</text:span></text:p>
      <text:p text:style-name="P64"><text:tab/><text:span text:style-name="T64">Goblet:</text:span></text:p>
      <text:p text:style-name="P64"><text:tab/><text:span text:style-name="T64">Crown:</text:span></text:p>
      <text:p text:style-name="P64">Weapons:</text:p>
      <text:p text:style-name="P64">Talent:</text:p>
      <text:p text:style-name="P64"/>
      <text:p text:style-name="P66"/>
      <text:p text:style-name="P64"/>
      <text:p text:style-name="P6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9T21:06:23.021225505</meta:creation-date>
    <meta:generator>LibreOffice/6.4.7.2$Linux_X86_64 LibreOffice_project/40$Build-2</meta:generator>
    <dc:date>2022-08-19T23:55:57.349789189</dc:date>
    <meta:editing-duration>PT2H6M36S</meta:editing-duration>
    <meta:editing-cycles>63</meta:editing-cycles>
    <meta:document-statistic meta:table-count="0" meta:image-count="0" meta:object-count="0" meta:page-count="22" meta:paragraph-count="763" meta:word-count="1279" meta:character-count="9596" meta:non-whitespace-character-count="8905"/>
  </office:meta>
</office:document-meta>
</file>